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.1665in" fo:margin-bottom="0.1665in" loext:contextual-spacing="false" fo:line-height="100%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P1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7" style:family="paragraph" style:parent-style-name="Subtitle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13pt" fo:font-weight="bold" style:font-size-asian="13pt" style:font-weight-asian="bold" style:font-size-complex="13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fo:color="#000000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OURT CASES DATABASE</text:span></text:p>
      <text:p text:style-name="Standard"/>
      <text:p text:style-name="Standard"/>
      <text:p text:style-name="Standard"/>
      <text:p text:style-name="Standard"/>
      <text:p text:style-name="Standard"><text:span text:style-name="T2">Table Creation and Insertion:-</text:span></text:p>
      <text:p text:style-name="Standard"/>
      <text:p text:style-name="Standard">CREATE TABLE Case ( Case_ID INT PRIMARY KEY, Title VARCHAR(200), Case_Type VARCHAR(50), Filing_Date DATE, Court_ID INT, Judge_ID INT);</text:p>
      <text:p text:style-name="Standard"><text:s text:c="2"/></text:p>
      <text:p text:style-name="Standard">Table created.</text:p>
      <text:p text:style-name="Standard"/>
      <text:p text:style-name="Standard"/>
      <text:p text:style-name="Standard">INSERT INTO Case VALUES (301, 'Rajiv vs State of Tamil Nadu', 'Criminal', '10-jan-2020', 201, 401);</text:p>
      <text:p text:style-name="Standard"/>
      <text:p text:style-name="Standard">1 row created.</text:p>
      <text:p text:style-name="Standard"/>
      <text:p text:style-name="Standard">INSERT INTO Case VALUES(302, 'Priya vs ABC Corporation', 'Civil', '21-FEB-2021', 202, 402);</text:p>
      <text:p text:style-name="Standard"/>
      <text:p text:style-name="Standard">1 row created.</text:p>
      <text:p text:style-name="Standard"/>
      <text:p text:style-name="Standard">INSERT INTO Case VALUES(303, 'State of Maharashtra vs Suresh', 'Criminal', '18-MAR-2021', 203, 403); <text:s text:c="3"/></text:p>
      <text:p text:style-name="Standard"/>
      <text:p text:style-name="Standard">1 row created.</text:p>
      <text:p text:style-name="Standard"><text:soft-page-break/></text:p>
      <text:p text:style-name="Standard">INSERT INTO Case VALUES(304, 'Sunil vs Anjali', 'Family', '05-APR-2022', 204, 404);</text:p>
      <text:p text:style-name="Standard"/>
      <text:p text:style-name="Standard">1 row created.</text:p>
      <text:p text:style-name="Standard"/>
      <text:p text:style-name="Standard">INSERT INTO Case VALUES(305, 'Bharat Traders vs Esha Ltd', 'Commercial', '20-MAY-2022', 205, 405);</text:p>
      <text:p text:style-name="Standard"/>
      <text:p text:style-name="Standard">1 row created.</text:p>
      <text:p text:style-name="Standard"/>
      <text:p text:style-name="Standard">INSERT INTO Case VALUES(306, 'Meena vs Sun Pharma', 'Labor', '11-JUN-2023', 206, 406);</text:p>
      <text:p text:style-name="Standard"/>
      <text:p text:style-name="Standard">1 row created.</text:p>
      <text:p text:style-name="Standard"/>
      <text:p text:style-name="Standard">INSERT INTO Case VALUES(307, 'Ali vs Fatima', 'Divorce', '01-JUL-2023', 207, 407);</text:p>
      <text:p text:style-name="Standard"/>
      <text:p text:style-name="Standard">1 row created.</text:p>
      <text:p text:style-name="Standard"/>
      <text:p text:style-name="Standard">INSERT INTO Case VALUES(308, 'XYZ Ltd vs Tax Dept.', 'Tax', '15-AUG-2024', 208, 408);</text:p>
      <text:p text:style-name="Standard"/>
      <text:p text:style-name="Standard">1 row created.</text:p>
      <text:p text:style-name="Standard"/>
      <text:p text:style-name="Standard">INSERT INTO Case VALUES(309, 'State of Odisha vs Ramesh', 'Criminal', '07-SEP-2024', 209, 409);</text:p>
      <text:p text:style-name="Standard"/>
      <text:p text:style-name="Standard">1 row created.</text:p>
      <text:p text:style-name="Standard"><text:soft-page-break/></text:p>
      <text:p text:style-name="Standard">INSERT INTO Case VALUES(310, 'Kumar vs KanchaIna', 'Family', '22-OCT-2025', 210, 410);</text:p>
      <text:p text:style-name="Standard"/>
      <text:p text:style-name="Standard">1 row created.</text:p>
      <text:p text:style-name="Standard"/>
      <text:p text:style-name="Standard">CREATE TABLE Court (Court_ID INT PRIMARY KEY, Court_Name VARCHAR(100), Location VARCHAR(100),Type VARCHAR(50),Case_ID INT );</text:p>
      <text:p text:style-name="Standard"/>
      <text:p text:style-name="Standard">Table created.</text:p>
      <text:p text:style-name="Standard"/>
      <text:p text:style-name="Standard">INSERT INTO Court VALUES (201, 'Madras High Court', 'Chennai', 'High Court', 301);</text:p>
      <text:p text:style-name="Standard"/>
      <text:p text:style-name="Standard">1 row created.</text:p>
      <text:p text:style-name="Standard"/>
      <text:p text:style-name="Standard">INSERT INTO Court VALUES (202, 'Chennai Civil Court', 'Chennai', 'Civil Court', 302);</text:p>
      <text:p text:style-name="Standard"/>
      <text:p text:style-name="Standard">1 row created.</text:p>
      <text:p text:style-name="Standard"/>
      <text:p text:style-name="Standard">INSERT INTO Court VALUES (203, 'Mumbai Sessions Court', 'Mumbai', 'Sessions Court', 303);</text:p>
      <text:p text:style-name="Standard"/>
      <text:p text:style-name="Standard">1 row created.</text:p>
      <text:p text:style-name="Standard"/>
      <text:p text:style-name="Standard">INSERT INTO Court VALUES (204, 'Delhi Family Court', 'Delhi', 'Family Court', 304);</text:p>
      <text:p text:style-name="Standard"/>
      <text:p text:style-name="Standard">1 row created.</text:p>
      <text:p text:style-name="Standard"><text:soft-page-break/></text:p>
      <text:p text:style-name="Standard">INSERT INTO Court VALUES (205, 'Ahmedabad Commercial Court', 'Ahmedabad', 'Commercial Court', 305);</text:p>
      <text:p text:style-name="Standard"/>
      <text:p text:style-name="Standard">1 row created.</text:p>
      <text:p text:style-name="Standard"/>
      <text:p text:style-name="Standard">INSERT INTO Court VALUES (206, 'Pune Labor Court', 'Pune', 'Labor Court', 306);</text:p>
      <text:p text:style-name="Standard"/>
      <text:p text:style-name="Standard">1 row created.</text:p>
      <text:p text:style-name="Standard"/>
      <text:p text:style-name="Standard">INSERT INTO Court VALUES (207, 'Hyderabad Family Court', 'Hyderabad', 'Family Court', 307);</text:p>
      <text:p text:style-name="Standard"/>
      <text:p text:style-name="Standard">1 row created.</text:p>
      <text:p text:style-name="Standard"/>
      <text:p text:style-name="Standard">INSERT INTO Court VALUES (208, 'Kolkata Tax Court', 'Kolkata', 'Tax Court', 308);</text:p>
      <text:p text:style-name="Standard"/>
      <text:p text:style-name="Standard">1 row created.</text:p>
      <text:p text:style-name="Standard"/>
      <text:p text:style-name="Standard">INSERT INTO Court VALUES (209, 'Bhubaneswar Criminal Court', 'Bhubaneswar', 'Criminal Court', 309);</text:p>
      <text:p text:style-name="Standard"/>
      <text:p text:style-name="Standard">1 row created.</text:p>
      <text:p text:style-name="Standard"/>
      <text:p text:style-name="Standard">INSERT INTO Court VALUES (210, 'Coimbatore Family Court', 'Coimbatore', 'Family Court', 310);</text:p>
      <text:p text:style-name="Standard"/>
      <text:p text:style-name="Standard">1 row created.</text:p>
      <text:p text:style-name="Standard"><text:soft-page-break/></text:p>
      <text:p text:style-name="Standard">CREATE TABLE Judge (Judge_ID INT PRIMARY KEY,Judge_Name VARCHAR(100),Designation VARCHAR(50),Court_ID INT,Case_ID INT);</text:p>
      <text:p text:style-name="Standard"/>
      <text:p text:style-name="Standard">Table created.</text:p>
      <text:p text:style-name="Standard"/>
      <text:p text:style-name="Standard">INSERT INTO Judge VALUES (401, 'Justice R. Subramanian', 'High Court Judge', 201, 301);</text:p>
      <text:p text:style-name="Standard"/>
      <text:p text:style-name="Standard">1 row created.</text:p>
      <text:p text:style-name="Standard"/>
      <text:p text:style-name="Standard">INSERT INTO Judge VALUES (402, 'Justice Priya Menon', 'Civil Judge', 202, 302);</text:p>
      <text:p text:style-name="Standard"/>
      <text:p text:style-name="Standard">1 row created.</text:p>
      <text:p text:style-name="Standard"/>
      <text:p text:style-name="Standard">INSERT INTO Judge VALUES (403, 'Justice Dinesh Patil', 'Sessions Judge', 203, 303);</text:p>
      <text:p text:style-name="Standard"/>
      <text:p text:style-name="Standard">1 row created.</text:p>
      <text:p text:style-name="Standard"/>
      <text:p text:style-name="Standard">INSERT INTO Judge VALUES (404, 'Justice Anita Sharma', 'Family Judge', 204, 304);</text:p>
      <text:p text:style-name="Standard"/>
      <text:p text:style-name="Standard">1 row created.</text:p>
      <text:p text:style-name="Standard"/>
      <text:p text:style-name="Standard">INSERT INTO Judge VALUES (405, 'Justice K. Suresh', 'Commercial Judge', 205, 305);</text:p>
      <text:p text:style-name="Standard"/>
      <text:p text:style-name="Standard">1 row created.</text:p>
      <text:p text:style-name="Standard"><text:soft-page-break/></text:p>
      <text:p text:style-name="Standard">INSERT INTO Judge VALUES (406, 'Justice Ramesh Iyer', 'Labor Judge', 206, 306);</text:p>
      <text:p text:style-name="Standard"/>
      <text:p text:style-name="Standard">1 row created.</text:p>
      <text:p text:style-name="Standard"/>
      <text:p text:style-name="Standard">INSERT INTO Judge VALUES (407, 'Justice Leela Devi', 'Family Judge', 207, 307);</text:p>
      <text:p text:style-name="Standard"/>
      <text:p text:style-name="Standard">1 row created.</text:p>
      <text:p text:style-name="Standard"/>
      <text:p text:style-name="Standard">INSERT INTO Judge VALUES (408, 'Justice Aslam Khan', 'Tax Judge', 208, 308);</text:p>
      <text:p text:style-name="Standard"/>
      <text:p text:style-name="Standard">1 row created.</text:p>
      <text:p text:style-name="Standard"/>
      <text:p text:style-name="Standard">INSERT INTO Judge VALUES (409, 'Justice Binod Das', 'Criminal Judge', 209, 309);</text:p>
      <text:p text:style-name="Standard"/>
      <text:p text:style-name="Standard">1 row created.</text:p>
      <text:p text:style-name="Standard"/>
      <text:p text:style-name="Standard">INSERT INTO Judge VALUES (410, 'Justice Kanchana Rao', 'Family Judge', 210, 310);</text:p>
      <text:p text:style-name="Standard"/>
      <text:p text:style-name="Standard">1 row created.</text:p>
      <text:p text:style-name="Standard"/>
      <text:p text:style-name="Standard">CREATE TABLE Lawyer (Lawyer_ID INT PRIMARY KEY,Lawyer_Name VARCHAR(100), Specialization VARCHAR(100), Contact_Info VARCHAR(100), Case_ID INT);</text:p>
      <text:p text:style-name="Standard"/>
      <text:p text:style-name="Standard">Table created.</text:p>
      <text:p text:style-name="Standard"><text:soft-page-break/></text:p>
      <text:p text:style-name="Standard"><text:s/>INSERT INTO Lawyer VALUES (501, 'Adv. Arjun Mehta', 'Criminal Law', 'arjunmehta@gmail.com', 301);</text:p>
      <text:p text:style-name="Standard"/>
      <text:p text:style-name="Standard">1 row created.</text:p>
      <text:p text:style-name="Standard"/>
      <text:p text:style-name="Standard">INSERT INTO Lawyer VALUES (502, 'Adv. Sneha Nair', 'Civil Litigation', 'snehanair@lawfirm.com', 302);</text:p>
      <text:p text:style-name="Standard"/>
      <text:p text:style-name="Standard">1 row created.</text:p>
      <text:p text:style-name="Standard"/>
      <text:p text:style-name="Standard"><text:s/>INSERT INTO Lawyer VALUES (503, 'Adv. Ravi Deshmukh', 'Criminal Law', 'ravideshmukh@courtmail.com', 303);</text:p>
      <text:p text:style-name="Standard"/>
      <text:p text:style-name="Standard">1 row created.</text:p>
      <text:p text:style-name="Standard"/>
      <text:p text:style-name="Standard"><text:s/>INSERT INTO Lawyer VALUES (504, 'Adv. Neha Kapoor', 'Family Law', 'nehakapoor@lawchambers.com', 304);</text:p>
      <text:p text:style-name="Standard"/>
      <text:p text:style-name="Standard">1 row created.</text:p>
      <text:p text:style-name="Standard"/>
      <text:p text:style-name="Standard">INSERT INTO Lawyer VALUES (505, 'Adv. Rohit Jain', 'Commercial Law', 'rohitjain@firm.co.in', 305);</text:p>
      <text:p text:style-name="Standard"/>
      <text:p text:style-name="Standard">1 row created.</text:p>
      <text:p text:style-name="Standard"/>
      <text:p text:style-name="Standard"><text:s/>INSERT INTO Lawyer VALUES (506, 'Adv. Deepika Rao', 'Labor Law', 'deepikarao@legal.org', 306);</text:p>
      <text:p text:style-name="Standard"/>
      <text:p text:style-name="Standard">1 row created.</text:p>
      <text:p text:style-name="Standard"><text:soft-page-break/></text:p>
      <text:p text:style-name="Standard">INSERT INTO Lawyer VALUES (507, 'Adv. Imran Siddiqui', 'Family Law', 'imransiddiqui@law.co', 307);</text:p>
      <text:p text:style-name="Standard"/>
      <text:p text:style-name="Standard">1 row created.</text:p>
      <text:p text:style-name="Standard"/>
      <text:p text:style-name="Standard"><text:s/>INSERT INTO Lawyer VALUES (508, 'Adv. Swati Joshi', 'Tax Law', 'swatijoshi@taxfirm.com', 308);</text:p>
      <text:p text:style-name="Standard"/>
      <text:p text:style-name="Standard">1 row created.</text:p>
      <text:p text:style-name="Standard"/>
      <text:p text:style-name="Standard"><text:s/>INSERT INTO Lawyer VALUES (509, 'Adv. Raghav Patnaik', 'Criminal Law', 'raghavp@justice.org', 309);</text:p>
      <text:p text:style-name="Standard"/>
      <text:p text:style-name="Standard">1 row created.</text:p>
      <text:p text:style-name="Standard"/>
      <text:p text:style-name="Standard">INSERT INTO Lawyer VALUES (510, 'Adv. Kiran Bedi', 'Family Law', 'kiranbedi@familylaw.in', 310);</text:p>
      <text:p text:style-name="Standard"/>
      <text:p text:style-name="Standard">1 row created.</text:p>
      <text:p text:style-name="Standard"/>
      <text:p text:style-name="Standard">CREATE TABLE Party ( Party_ID INT PRIMARY KEY,Party_Name VARCHAR(100), Role VARCHAR(50),Lawyer_ID INT,Case_ID INT);</text:p>
      <text:p text:style-name="Standard"/>
      <text:p text:style-name="Standard">Table create</text:p>
      <text:p text:style-name="Standard"/>
      <text:p text:style-name="Standard"><text:s/>INSERT INTO Party VALUES (601, 'Rajiv', 'Plaintiff', 501, 301);</text:p>
      <text:p text:style-name="Standard"/>
      <text:p text:style-name="Standard">1 row created.</text:p>
      <text:p text:style-name="Standard"><text:soft-page-break/></text:p>
      <text:p text:style-name="Standard">INSERT INTO Party VALUES (602, 'State of Tamil Nadu', 'Defendant', 501, 301);</text:p>
      <text:p text:style-name="Standard"/>
      <text:p text:style-name="Standard">1 row created.</text:p>
      <text:p text:style-name="Standard"/>
      <text:p text:style-name="Standard">INSERT INTO Party VALUES (603, 'Priya', 'Plaintiff', 502, 302);</text:p>
      <text:p text:style-name="Standard"/>
      <text:p text:style-name="Standard">1 row created.</text:p>
      <text:p text:style-name="Standard"/>
      <text:p text:style-name="Standard">INSERT INTO Party VALUES (604, 'ABC Corporation', 'Defendant', 502, 302);</text:p>
      <text:p text:style-name="Standard"/>
      <text:p text:style-name="Standard">1 row created.</text:p>
      <text:p text:style-name="Standard"/>
      <text:p text:style-name="Standard"><text:s/>INSERT INTO Party VALUES (605, 'Sunil', 'Petitioner', 504, 304);</text:p>
      <text:p text:style-name="Standard"/>
      <text:p text:style-name="Standard">1 row created.</text:p>
      <text:p text:style-name="Standard"/>
      <text:p text:style-name="Standard">INSERT INTO Party VALUES (606, 'Anjali', 'Respondent', 504, 304);</text:p>
      <text:p text:style-name="Standard"/>
      <text:p text:style-name="Standard">1 row created.</text:p>
      <text:p text:style-name="Standard"/>
      <text:p text:style-name="Standard">INSERT INTO Party VALUES (607, 'Ali', 'Petitioner', 507, 307);</text:p>
      <text:p text:style-name="Standard"/>
      <text:p text:style-name="Standard">1 row created.</text:p>
      <text:p text:style-name="Standard"><text:soft-page-break/></text:p>
      <text:p text:style-name="Standard">INSERT INTO Party VALUES (608, 'Fatima', 'Respondent', 507, 307);</text:p>
      <text:p text:style-name="Standard"/>
      <text:p text:style-name="Standard">1 row created.</text:p>
      <text:p text:style-name="Standard"/>
      <text:p text:style-name="Standard">INSERT INTO Party VALUES (609, 'Kumar', 'Petitioner', 510, 310);</text:p>
      <text:p text:style-name="Standard"/>
      <text:p text:style-name="Standard">1 row created.</text:p>
      <text:p text:style-name="Standard"/>
      <text:p text:style-name="Standard">INSERT INTO Party VALUES (610, 'Kanchana', 'Respondent', 510, 310);</text:p>
      <text:p text:style-name="Standard"/>
      <text:p text:style-name="Standard">1 row created.</text:p>
      <text:p text:style-name="Standard"/>
      <text:p text:style-name="Standard">CREATE TABLE Hearing (Hearing_ID INT PRIMARY KEY, Hearing_Date DATE, Description VARCHAR2(200), Outcome VARCHAR(200), Case_ID INT);</text:p>
      <text:p text:style-name="Standard"/>
      <text:p text:style-name="Standard">Table created.</text:p>
      <text:p text:style-name="Standard"/>
      <text:p text:style-name="Standard"><text:s/>INSERT INTO Hearing VALUES (701, TO_DATE('15-JAN-2020', 'DD-MON-YYYY'), 'First hearing - charges framed', 'Adjourned', 301);</text:p>
      <text:p text:style-name="Standard"/>
      <text:p text:style-name="Standard">1 row created.</text:p>
      <text:p text:style-name="Standard"/>
      <text:p text:style-name="Standard">INSERT INTO Hearing VALUES (702, TO_DATE('20-FEB-2021', 'DD-MON-YYYY'), 'Initial arguments presented', 'Pending', 302);</text:p>
      <text:p text:style-name="Standard"/>
      <text:p text:style-name="Standard">1 row created.</text:p>
      <text:p text:style-name="Standard"><text:soft-page-break/></text:p>
      <text:p text:style-name="Standard"><text:s/>INSERT INTO Hearing VALUES (703, TO_DATE('25-MAR-2021', 'DD-MON-YYYY'), 'Witness statements recorded', 'In Progress', 303);</text:p>
      <text:p text:style-name="Standard"/>
      <text:p text:style-name="Standard">1 row created.</text:p>
      <text:p text:style-name="Standard"/>
      <text:p text:style-name="Standard">INSERT INTO Hearing VALUES (704, TO_DATE('10-APR-2022', 'DD-MON-YYYY'), 'Counseling session', 'Reconciliation Failed', 304);</text:p>
      <text:p text:style-name="Standard"/>
      <text:p text:style-name="Standard">1 row created.</text:p>
      <text:p text:style-name="Standard"/>
      <text:p text:style-name="Standard">INSERT INTO Hearing VALUES (705, TO_DATE('18-MAY-2022', 'DD-MON-YYYY'), 'Cross-examination', 'Ongoing', 305);</text:p>
      <text:p text:style-name="Standard"/>
      <text:p text:style-name="Standard">1 row created.</text:p>
      <text:p text:style-name="Standard"/>
      <text:p text:style-name="Standard">INSERT INTO Hearing VALUES (706, TO_DATE('15-JUN-2023', 'DD-MON-YYYY'), 'Labor dispute negotiation', 'Partial Settlement', 306);</text:p>
      <text:p text:style-name="Standard"/>
      <text:p text:style-name="Standard">1 row created.</text:p>
      <text:p text:style-name="Standard"/>
      <text:p text:style-name="Standard">INSERT INTO Hearing VALUES (707, TO_DATE('05-JUL-2023', 'DD-MON-YYYY'), 'Final arguments heard', 'Reserved for Judgment', 307);</text:p>
      <text:p text:style-name="Standard"/>
      <text:p text:style-name="Standard">1 row created.</text:p>
      <text:p text:style-name="Standard"/>
      <text:p text:style-name="Standard">INSERT INTO Hearing VALUES (708, TO_DATE('20-AUG-2024', 'DD-MON-YYYY'), 'Tax documents reviewed', 'Further Hearing Scheduled', 308);</text:p>
      <text:p text:style-name="Standard"/>
      <text:p text:style-name="Standard">1 row created.</text:p>
      <text:p text:style-name="Standard"><text:soft-page-break/></text:p>
      <text:p text:style-name="Standard">INSERT INTO Hearing VALUES (709, TO_DATE('12-SEP-2024', 'DD-MON-YYYY'), 'Evidence submitted by prosecution', 'Adjourned', 309);</text:p>
      <text:p text:style-name="Standard"/>
      <text:p text:style-name="Standard">1 row created.</text:p>
      <text:p text:style-name="Standard"/>
      <text:p text:style-name="Standard">INSERT INTO Hearing VALUES (710, TO_DATE('30-OCT-2025', 'DD-MON-YYYY'), 'Final order pronounced', 'Judgment Passed', 310);</text:p>
      <text:p text:style-name="Standard"/>
      <text:p text:style-name="Standard">1 row created.</text:p>
      <text:p text:style-name="Standard"/>
      <text:p text:style-name="Standard">CREATE TABLE Document (Document_ID INT PRIMARY KEY, Document_Name VARCHAR(100), Document_Type VARCHAR(50), Submission_Date DATE, Case_ID INT);</text:p>
      <text:p text:style-name="Standard"/>
      <text:p text:style-name="Standard">Table created.</text:p>
      <text:p text:style-name="Standard"/>
      <text:p text:style-name="Standard">INSERT INTO Document VALUES (801, 'FIR Report', 'Evidence', TO_DATE('12-JAN-2020', 'DD-MON-YYYY'), 301);</text:p>
      <text:p text:style-name="Standard"/>
      <text:p text:style-name="Standard">1 row created.</text:p>
      <text:p text:style-name="Standard"/>
      <text:p text:style-name="Standard">INSERT INTO Document VALUES (802, 'Contract Agreement', 'Legal', TO_DATE('22-FEB-2021', 'DD-MON-YYYY'), 302);</text:p>
      <text:p text:style-name="Standard"/>
      <text:p text:style-name="Standard">1 row created.</text:p>
      <text:p text:style-name="Standard"/>
      <text:p text:style-name="Standard">INSERT INTO Document VALUES (803, 'Witness Statement', 'Evidence', TO_DATE('26-MAR-2021', 'DD-MON-YYYY'), 303);</text:p>
      <text:p text:style-name="Standard"/>
      <text:p text:style-name="Standard">1 row created.</text:p>
      <text:p text:style-name="Standard"><text:soft-page-break/></text:p>
      <text:p text:style-name="Standard">INSERT INTO Document VALUES (804, 'Marriage Certificate', 'Personal', TO_DATE('12-APR-2022', 'DD-MON-YYYY'), 304);</text:p>
      <text:p text:style-name="Standard"/>
      <text:p text:style-name="Standard">1 row created.</text:p>
      <text:p text:style-name="Standard"/>
      <text:p text:style-name="Standard">INSERT INTO Document VALUES (805, 'Business License', 'Commercial', TO_DATE('20-MAY-2022', 'DD-MON-YYYY'), 305);</text:p>
      <text:p text:style-name="Standard"/>
      <text:p text:style-name="Standard">1 row created.</text:p>
      <text:p text:style-name="Standard"/>
      <text:p text:style-name="Standard">INSERT INTO Document VALUES (806, 'Employment Record', 'Labor', TO_DATE('17-JUN-2023', 'DD-MON-YYYY'), 306);</text:p>
      <text:p text:style-name="Standard"/>
      <text:p text:style-name="Standard">1 row created.</text:p>
      <text:p text:style-name="Standard"/>
      <text:p text:style-name="Standard">INSERT INTO Document VALUES (807, 'Divorce Petition', 'Legal', TO_DATE('07-JUL-2023', 'DD-MON-YYYY'), 307);</text:p>
      <text:p text:style-name="Standard"/>
      <text:p text:style-name="Standard">1 row created.</text:p>
      <text:p text:style-name="Standard"/>
      <text:p text:style-name="Standard">INSERT INTO Document VALUES (808, 'Audit Report', 'Financial', TO_DATE('23-AUG-2024', 'DD-MON-YYYY'), 308);</text:p>
      <text:p text:style-name="Standard"/>
      <text:p text:style-name="Standard">1 row created.</text:p>
      <text:p text:style-name="Standard"/>
      <text:p text:style-name="Standard">INSERT INTO Document VALUES (809, 'Forensic Report', 'Evidence', TO_DATE('14-SEP-2024', 'DD-MON-YYYY'), 309);</text:p>
      <text:p text:style-name="Standard"/>
      <text:p text:style-name="Standard">1 row created.</text:p>
      <text:p text:style-name="Standard"><text:soft-page-break/></text:p>
      <text:p text:style-name="Standard">INSERT INTO Document VALUES (810, 'Custody Agreement', 'Family', TO_DATE('01-NOV-2025', 'DD-MON-YYYY'), 310);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Standard"><text:span text:style-name="T2">CONSTRAINTS COMMANDS:-</text:span></text:p>
      <text:p text:style-name="P1"/>
      <text:p text:style-name="Standard"><text:span text:style-name="T5">Add FOREIGN KEY:</text:span></text:p>
      <text:p text:style-name="Standard"><text:span text:style-name="T3">SQL&gt;</text:span>ALTER TABLE Case ADD CONSTRAINT fk_case_court FOREIGN KEY (Court_ID) REFERENCES Court(Court_ID);</text:p>
      <text:p text:style-name="Standard"/>
      <text:p text:style-name="Standard">TABLE ALTERED</text:p>
      <text:p text:style-name="Standard"/>
      <text:p text:style-name="Standard"><text:span text:style-name="T3">SQL&gt;</text:span>ALTER TABLE Case ADD CONSTRAINT fk_case_judge FOREIGN KEY (Judge_ID) REFERENCES Judge(Judge_ID);</text:p>
      <text:p text:style-name="Standard"/>
      <text:p text:style-name="Standard">TABLE ALTERED</text:p>
      <text:p text:style-name="Standard"/>
      <text:p text:style-name="Standard"><text:span text:style-name="T3">SQL&gt;</text:span>ALTER TABLE Court ADD CONSTRAINT fk_court_case FOREIGN KEY (Case_ID) REFERENCES Case(Case_ID);</text:p>
      <text:p text:style-name="P2"/>
      <text:p text:style-name="Standard">TABLE ALTERED</text:p>
      <text:p text:style-name="Standard"><text:soft-page-break/></text:p>
      <text:p text:style-name="Standard"><text:span text:style-name="T3">SQL&gt;</text:span>ALTER TABLE Judge ADD CONSTRAINT fk_judge_court FOREIGN KEY (Court_ID) REFERENCES Court(Court_ID);</text:p>
      <text:p text:style-name="Standard"/>
      <text:p text:style-name="Standard">TABLE ALTERED</text:p>
      <text:p text:style-name="Standard"/>
      <text:p text:style-name="Standard"><text:span text:style-name="T3">SQL&gt;</text:span>ALTER TABLE Judge ADD CONSTRAINT fk_judge_case FOREIGN KEY (Case_ID) REFERENCES Case(Case_ID);</text:p>
      <text:p text:style-name="Standard"/>
      <text:p text:style-name="Standard">TABLE ALTERED</text:p>
      <text:p text:style-name="P2"/>
      <text:p text:style-name="Standard"><text:span text:style-name="T3">SQL&gt;</text:span>ALTER TABLE Lawyer ADD CONSTRAINT fk_lawyer_case FOREIGN KEY (Case_ID) REFERENCES Case(Case_ID);</text:p>
      <text:p text:style-name="Standard"/>
      <text:p text:style-name="Standard">TABLE ALTERED</text:p>
      <text:p text:style-name="Standard"/>
      <text:p text:style-name="Standard"><text:span text:style-name="T3">SQL&gt;</text:span>ALTER TABLE Party ADD CONSTRAINT fk_party_lawyer FOREIGN KEY (Lawyer_ID) REFERENCES Lawyer(Lawyer_ID);</text:p>
      <text:p text:style-name="Standard"/>
      <text:p text:style-name="Standard">TABLE ALTERED</text:p>
      <text:p text:style-name="Standard"/>
      <text:p text:style-name="Standard"><text:span text:style-name="T3">SQL&gt;</text:span>ALTER TABLE Party ADD CONSTRAINT fk_party_case FOREIGN KEY (Case_ID) REFERENCES Case(Case_ID);</text:p>
      <text:p text:style-name="Standard"/>
      <text:p text:style-name="Standard">TABLE ALTERED</text:p>
      <text:p text:style-name="Standard"/>
      <text:p text:style-name="Standard"><text:span text:style-name="T3">SQL&gt;</text:span>ALTER TABLE Hearing ADD CONSTRAINT fk_hearing_case FOREIGN KEY (Case_ID) REFERENCES Case(Case_ID);</text:p>
      <text:p text:style-name="P2"/>
      <text:p text:style-name="Standard">TABLE ALTERED</text:p>
      <text:p text:style-name="Standard"><text:soft-page-break/></text:p>
      <text:p text:style-name="Standard"><text:span text:style-name="T3">SQL&gt;</text:span>ALTER TABLE Document ADD CONSTRAINT fk_document_case FOREIGN KEY (Case_ID) REFERENCES Case(Case_ID);</text:p>
      <text:p text:style-name="Standard"/>
      <text:p text:style-name="Standard">TABLE ALTERED</text:p>
      <text:p text:style-name="Standard"/>
      <text:p text:style-name="Standard"><text:span text:style-name="T2">NOT NULL:</text:span></text:p>
      <text:p text:style-name="Standard"><text:span text:style-name="T3">SQL&gt;</text:span>ALTER TABLE Judge MODIFY Judge_Name VARCHAR(100) NOT NULL;</text:p>
      <text:p text:style-name="Standard"/>
      <text:p text:style-name="Standard">TABLE ALTERED </text:p>
      <text:p text:style-name="Standard"/>
      <text:p text:style-name="Standard"><text:span text:style-name="T2">UNIQUE:</text:span></text:p>
      <text:p text:style-name="Standard"><text:span text:style-name="T3">SQL&gt;</text:span><text:span text:style-name="T7">ALTER TABLE Lawyer ADD CONSTRAINT unique_contact UNIQUE (Contact_Info);</text:span></text:p>
      <text:p text:style-name="P3"/>
      <text:p text:style-name="Standard"><text:span text:style-name="T7">TABLE ALTERED </text:span></text:p>
      <text:p text:style-name="P3"/>
      <text:p text:style-name="Standard"><text:span text:style-name="T2">CHECK:</text:span></text:p>
      <text:p text:style-name="Standard"><text:span text:style-name="T3">SQL&gt;</text:span>ALTER TABLE Case <text:s/>ADD CONSTRAINT chk_case_type CHECK (Case_Type IN ('Civil', 'Criminal', 'Family', 'Labor', 'Tax', 'Commercial', 'Divorce'));</text:p>
      <text:p text:style-name="Standard"/>
      <text:p text:style-name="Standard">TABLE ALTERED </text:p>
      <text:p text:style-name="Standard"/>
      <text:p text:style-name="Standard"><text:span text:style-name="T5">TCL COMMAND:-</text:span></text:p>
      <text:p text:style-name="Standard"><text:span text:style-name="T6">SQL&gt;COMMIT;</text:span></text:p>
      <text:p text:style-name="P2"/>
      <text:p text:style-name="Standard"/>
      <text:p text:style-name="Standard"><text:soft-page-break/><text:span text:style-name="T4">DDL COMMANDS:-</text:span></text:p>
      <text:p text:style-name="P1"/>
      <text:p text:style-name="P16"><text:bookmark text:name="_pl0e1df2r3yi"/><text:span text:style-name="T8">Add a New Column to a Table</text:span></text:p>
      <text:p text:style-name="Standard"><text:s/><text:span text:style-name="T3">SQL&gt;</text:span>ALTER TABLE Lawyer ADD Bar_Registration_No VARCHAR(20);</text:p>
      <text:p text:style-name="Standard"/>
      <text:p text:style-name="Standard">TABLE ALTERED</text:p>
      <text:p text:style-name="Standard"/>
      <text:p text:style-name="Standard"><text:span text:style-name="T8"><text:s/>Rename an Existing Column</text:span></text:p>
      <text:p text:style-name="Standard"><text:span text:style-name="T3">SQL&gt;</text:span>ALTER TABLE Case RENAME COLUMN Case_Type TO Case_Category;</text:p>
      <text:p text:style-name="Standard"/>
      <text:p text:style-name="Standard">TABLE ALTERED</text:p>
      <text:p text:style-name="P16"><text:bookmark text:name="_6lzhe1u5yrju"/><text:span text:style-name="T8">Modify a Column Data Type</text:span></text:p>
      <text:p text:style-name="Standard"><text:span text:style-name="T3">SQL&gt;</text:span>ALTER TABLE Court MODIFY Location VARCHAR(150);</text:p>
      <text:p text:style-name="Standard"/>
      <text:p text:style-name="Standard">TABLE ALTERED</text:p>
      <text:p text:style-name="P16"><text:bookmark text:name="_o9vx782e6spk"/><text:span text:style-name="T8">Set a Default Value for a Column</text:span></text:p>
      <text:p text:style-name="Standard"><text:span text:style-name="T3">SQL&gt;</text:span>ALTER TABLE Judge MODIFY Designation VARCHAR(50) DEFAULT 'Judge';</text:p>
      <text:p text:style-name="Standard"/>
      <text:p text:style-name="Standard">TABLE ALTERED</text:p>
      <text:p text:style-name="P16"><text:bookmark text:name="_m2un3r7f4ucl"/><text:span text:style-name="T8">Drop a Column from a Table</text:span></text:p>
      <text:p text:style-name="Standard"><text:span text:style-name="T3">SQL&gt;</text:span>ALTER TABLE Party DROP COLUMN Role;</text:p>
      <text:p text:style-name="Standard"/>
      <text:p text:style-name="Standard">TABLE DROPPED</text:p>
      <text:p text:style-name="P16"><text:bookmark text:name="_wcc3pksy1037"/><text:span text:style-name="T8">Drop a Table</text:span></text:p>
      <text:p text:style-name="Standard"><text:soft-page-break/><text:span text:style-name="T3">SQL&gt;</text:span>DROP TABLE Hearing;</text:p>
      <text:p text:style-name="Standard"/>
      <text:p text:style-name="Standard">TABLE DROPPED</text:p>
      <text:p text:style-name="P4"/>
      <text:p text:style-name="Standard"><text:span text:style-name="T8">Rename a Table</text:span></text:p>
      <text:p text:style-name="Standard"><text:span text:style-name="T3">SQL&gt;</text:span>RENAME Document TO Case_Documents;</text:p>
      <text:p text:style-name="Standard"><text:span text:style-name="T6">Table renamed.</text:span></text:p>
      <text:p text:style-name="P5"/>
      <text:p text:style-name="Standard"><text:span text:style-name="T5">Truncate Table</text:span></text:p>
      <text:p text:style-name="Standard"><text:span text:style-name="T6">SQL&gt;TRUNCATE Table Court;</text:span></text:p>
      <text:p text:style-name="P5"/>
      <text:p text:style-name="Standard"><text:span text:style-name="T6">Table truncated.</text:span></text:p>
      <text:p text:style-name="P2"/>
      <text:p text:style-name="Standard"><text:span text:style-name="T4">DML COMMANDS</text:span><text:span text:style-name="T2">:-</text:span></text:p>
      <text:p text:style-name="Standard"><text:span text:style-name="T2"><text:s text:c="2"/></text:span></text:p>
      <text:p text:style-name="P17"><text:bookmark text:name="_vsobn1o7w06n"/><text:span text:style-name="T9">Change judge designation</text:span></text:p>
      <text:p text:style-name="P17"><text:bookmark text:name="_faec5jwam3h6"/><text:span text:style-name="T10">SQL&gt;</text:span><text:span text:style-name="T11">UPDATE Judge SET Designation = 'Senior Civil Judge' WHERE Judge_ID = 402;</text:span></text:p>
      <text:p text:style-name="Standard"><text:span text:style-name="T3">1 row updated.</text:span></text:p>
      <text:p text:style-name="P2"/>
      <text:p text:style-name="Standard"><text:span text:style-name="T2">Update hearing outcome</text:span></text:p>
      <text:p text:style-name="Standard"><text:span text:style-name="T3">SQL&gt;UPDATE Hearing SET Outcome = 'Judgment Reserved' WHERE Hearing_ID = 702;</text:span></text:p>
      <text:p text:style-name="Standard"><text:span text:style-name="T3">1 row updated.</text:span></text:p>
      <text:p text:style-name="P2"/>
      <text:p text:style-name="Standard"><text:span text:style-name="T2">Correct case title</text:span></text:p>
      <text:p text:style-name="Standard"><text:soft-page-break/><text:span text:style-name="T3">SQL&gt;UPDATE Case SET Title = 'Priya vs ABC Ltd' WHERE Case_ID = 302;</text:span></text:p>
      <text:p text:style-name="Standard"><text:span text:style-name="T3">1 row updated.</text:span></text:p>
      <text:p text:style-name="P2"/>
      <text:p text:style-name="Standard"><text:span text:style-name="T2">Change court location</text:span></text:p>
      <text:p text:style-name="Standard"><text:span text:style-name="T3">SQL&gt;UPDATE Court SET Location = 'New Chennai' WHERE Court_ID = 202;</text:span></text:p>
      <text:p text:style-name="Standard"><text:span text:style-name="T3">1 row updated.</text:span></text:p>
      <text:p text:style-name="P1"/>
      <text:p text:style-name="Standard"><text:span text:style-name="T2">Delete a document</text:span></text:p>
      <text:p text:style-name="Standard"><text:span text:style-name="T3"><text:s/></text:span></text:p>
      <text:p text:style-name="Standard"><text:span text:style-name="T3"><text:s/>SQL&gt;DELETE FROM CASE_DOCUMENTS WHERE Document_ID = 810;</text:span></text:p>
      <text:p text:style-name="Standard"><text:span text:style-name="T3">1 row deleted.</text:span></text:p>
      <text:p text:style-name="Standard"><text:span text:style-name="T3"><text:s text:c="3"/></text:span></text:p>
      <text:p text:style-name="Standard"><text:span text:style-name="T2">View all judges</text:span></text:p>
      <text:p text:style-name="Standard"><text:span text:style-name="T3">SQL&gt;SELECT * FROM Judge;</text:span></text:p>
      <text:p text:style-name="P2"/>
      <text:p text:style-name="Standard"><text:span text:style-name="T3">JUDGE_ID JUDGE_NAME <text:s text:c="15"/>DESIGNATION <text:s text:c="9"/>COURT_ID CASE_ID</text:span></text:p>
      <text:p text:style-name="P6"><text:span text:style-name="T3">-------- ------------------------- -------------------- -------- -------</text:span></text:p>
      <text:p text:style-name="P6"><text:span text:style-name="T3"><text:s text:c="4"/>401 Justice R. Subramanian <text:s text:c="3"/>High Court Judge <text:s text:c="9"/>201 <text:s text:c="3"/>301</text:span></text:p>
      <text:p text:style-name="P6"><text:span text:style-name="T3"><text:s text:c="3"/>402 Justice Priya Menon <text:s text:c="6"/>Senior Civil Judge <text:s text:c="7"/>202 <text:s text:c="4"/>302</text:span></text:p>
      <text:p text:style-name="P6"><text:span text:style-name="T3"><text:s text:c="3"/>403 Justice Dinesh Patil <text:s text:c="5"/>Sessions Judge <text:s text:c="11"/>203 <text:s text:c="4"/>303</text:span></text:p>
      <text:p text:style-name="P6"><text:span text:style-name="T3"><text:s text:c="3"/>404 Justice Anita Sharma <text:s text:c="5"/>Family Judge <text:s text:c="13"/>204 <text:s text:c="4"/>304</text:span></text:p>
      <text:p text:style-name="P6"><text:span text:style-name="T3"><text:s text:c="3"/>405 Justice K. Suresh <text:s text:c="8"/>Commercial Judge <text:s text:c="9"/>205 <text:s text:c="4"/>305</text:span></text:p>
      <text:p text:style-name="P6"><text:span text:style-name="T3"><text:s text:c="3"/>406 Justice Ramesh Iyer <text:s text:c="6"/>Labor Judge <text:s text:c="14"/>206 <text:s text:c="4"/>306</text:span></text:p>
      <text:p text:style-name="P6"><text:span text:style-name="T3"><text:s text:c="3"/>407 Justice Leela Devi <text:s text:c="7"/>Family Judge <text:s text:c="13"/>207 <text:s text:c="4"/>307</text:span></text:p>
      <text:p text:style-name="P6"><text:soft-page-break/><text:span text:style-name="T3"><text:s text:c="3"/>408 Justice Aslam Khan <text:s text:c="7"/>Tax Judge <text:s text:c="16"/>208 <text:s text:c="4"/>308</text:span></text:p>
      <text:p text:style-name="P6"><text:span text:style-name="T3"><text:s text:c="3"/>409 Justice Binod Das <text:s text:c="8"/>Criminal Judge <text:s text:c="11"/>209 <text:s text:c="4"/>309</text:span></text:p>
      <text:p text:style-name="P6"><text:span text:style-name="T3"><text:s text:c="3"/>410 Justice Kanchana Rao <text:s text:c="5"/>Family Judge <text:s text:c="13"/>210 <text:s text:c="4"/>310</text:span></text:p>
      <text:p text:style-name="P2"/>
      <text:p text:style-name="Standard"><text:span text:style-name="T3">10 rows selected.</text:span></text:p>
      <text:p text:style-name="P2"/>
      <text:p text:style-name="Standard"><text:span text:style-name="T2">View case details of 'Criminal' type</text:span></text:p>
      <text:p text:style-name="Standard"><text:span text:style-name="T3">SQL&gt;SELECT * FROM Case WHERE </text:span><text:span text:style-name="T14">Case_Category</text:span><text:span text:style-name="T3">= 'Criminal';</text:span></text:p>
      <text:p text:style-name="P2"/>
      <text:p text:style-name="Standard"><text:span text:style-name="T3">CASE_ID TITLE <text:s text:c="25"/>CASE_CATEGORY <text:s text:c="2"/>FILING_DATE <text:s/>COURT_ID</text:span></text:p>
      <text:p text:style-name="Standard"><text:span text:style-name="T3">------- ------------------------------ --------------- ------------ --------</text:span></text:p>
      <text:p text:style-name="Standard"><text:span text:style-name="T3">JUDGE_ID</text:span></text:p>
      <text:p text:style-name="Standard"><text:span text:style-name="T3">--------</text:span></text:p>
      <text:p text:style-name="Standard"><text:span text:style-name="T3"><text:s text:c="4"/>301 Rajiv vs State of Tamil Nadu <text:s text:c="2"/>Criminal <text:s text:c="7"/>10-JAN-20 <text:s text:c="8"/>201</text:span></text:p>
      <text:p text:style-name="Standard"><text:span text:style-name="T3"><text:s text:c="5"/>401</text:span></text:p>
      <text:p text:style-name="P2"/>
      <text:p text:style-name="Standard"><text:span text:style-name="T3"><text:s text:c="4"/>303 State of Maharashtra vs Suresh Criminal <text:s text:c="7"/>18-MAR-21 <text:s text:c="8"/>203</text:span></text:p>
      <text:p text:style-name="Standard"><text:span text:style-name="T3"><text:s text:c="5"/>403</text:span></text:p>
      <text:p text:style-name="P2"/>
      <text:p text:style-name="Standard"><text:span text:style-name="T3"><text:s text:c="4"/>309 State of Odisha vs Ramesh <text:s text:c="5"/>Criminal <text:s text:c="7"/>07-SEP-24 <text:s text:c="8"/>209</text:span></text:p>
      <text:p text:style-name="Standard"><text:span text:style-name="T3"><text:s text:c="5"/>409</text:span></text:p>
      <text:p text:style-name="P2"/>
      <text:p text:style-name="P2"/>
      <text:p text:style-name="Standard"><text:span text:style-name="T15">AGGREGATE FUNCTIONS AND SORTING:-</text:span></text:p>
      <text:p text:style-name="P7"><text:soft-page-break/></text:p>
      <text:p text:style-name="Standard"><text:span text:style-name="T16"><text:s/>1. </text:span><text:span text:style-name="T17">COUNT</text:span><text:span text:style-name="T16"> – Total Number of Cases</text:span></text:p>
      <text:p text:style-name="Standard"><text:span text:style-name="T16">SQL&gt; SELECT COUNT(*) AS Total_Cases FROM Case;</text:span></text:p>
      <text:p text:style-name="P7"/>
      <text:p text:style-name="Standard"><text:span text:style-name="T16">TOTAL_CASES</text:span></text:p>
      <text:p text:style-name="Standard"><text:span text:style-name="T16">-----------</text:span></text:p>
      <text:p text:style-name="Standard"><text:span text:style-name="T16"><text:s text:c="9"/>10</text:span></text:p>
      <text:p text:style-name="P7"/>
      <text:p text:style-name="Standard"><text:span text:style-name="T16">2. </text:span><text:span text:style-name="T17">MIN / MAX</text:span><text:span text:style-name="T16"> – Earliest and Latest Case Filing Dates</text:span></text:p>
      <text:p text:style-name="P7"/>
      <text:p text:style-name="Standard"><text:span text:style-name="T16">SQL&gt;SELECT MIN(Filing_Date) AS Earliest_Case,MAX(Filing_Date) AS Latest_Case FROM Case;</text:span></text:p>
      <text:p text:style-name="P7"/>
      <text:p text:style-name="Standard"><text:span text:style-name="T16">EARLIEST_ <text:s text:c="2"/>LATEST_CA</text:span></text:p>
      <text:p text:style-name="Standard"><text:span text:style-name="T16">--------- <text:s text:c="10"/>---------</text:span></text:p>
      <text:p text:style-name="Standard"><text:span text:style-name="T16">10-JAN-20 <text:s text:c="3"/>22-OCT-25</text:span></text:p>
      <text:p text:style-name="P7"/>
      <text:p text:style-name="Standard"><text:span text:style-name="T17">3.</text:span><text:span text:style-name="T5">ORDER BY – List Lawyers Alphabetically</text:span></text:p>
      <text:p text:style-name="P8"/>
      <text:p text:style-name="Standard"><text:span text:style-name="T16">SQL&gt; SELECT Lawyer_ID, Lawyer_Name, Specialization FROM Lawyer ORDER BY Lawyer_Name ASC;</text:span></text:p>
      <text:p text:style-name="P7"/>
      <text:p text:style-name="Standard"><text:span text:style-name="T16">LAWYER_ID LAWYER_NAME <text:s text:c="9"/>SPECIALIZATION</text:span></text:p>
      <text:p text:style-name="Standard"><text:span text:style-name="T16">--------- -------------------- --------------------</text:span></text:p>
      <text:p text:style-name="Standard"><text:span text:style-name="T16"><text:s text:c="6"/>501 Adv. Arjun Mehta <text:s text:c="4"/>Criminal Law</text:span></text:p>
      <text:p text:style-name="Standard"><text:span text:style-name="T16"><text:s text:c="6"/>506 Adv. Deepika Rao <text:s text:c="4"/>Labor Law</text:span></text:p>
      <text:p text:style-name="Standard"><text:soft-page-break/><text:span text:style-name="T16"><text:s text:c="6"/>507 Adv. Imran Siddiqui <text:s/>Family Law</text:span></text:p>
      <text:p text:style-name="Standard"><text:span text:style-name="T16"><text:s text:c="6"/>510 Adv. Kiran Bedi <text:s text:c="5"/>Family Law</text:span></text:p>
      <text:p text:style-name="Standard"><text:span text:style-name="T16"><text:s text:c="6"/>504 Adv. Neha Kapoor <text:s text:c="4"/>Family Law</text:span></text:p>
      <text:p text:style-name="Standard"><text:span text:style-name="T16"><text:s text:c="6"/>509 Adv. Raghav Patnaik <text:s/>Criminal Law</text:span></text:p>
      <text:p text:style-name="Standard"><text:span text:style-name="T16"><text:s text:c="6"/>503 Adv. Ravi Deshmukh <text:s text:c="2"/>Criminal Law</text:span></text:p>
      <text:p text:style-name="Standard"><text:span text:style-name="T16"><text:s text:c="6"/>505 Adv. Rohit Jain <text:s text:c="5"/>Commercial Law</text:span></text:p>
      <text:p text:style-name="Standard"><text:span text:style-name="T16"><text:s text:c="6"/>502 Adv. Sneha Nair <text:s text:c="5"/>Civil Litigation</text:span></text:p>
      <text:p text:style-name="Standard"><text:span text:style-name="T16"><text:s text:c="6"/>508 Adv. Swati Joshi <text:s text:c="4"/>Tax Law</text:span></text:p>
      <text:p text:style-name="P7"/>
      <text:p text:style-name="Standard"><text:span text:style-name="T16">10 rows selected.</text:span></text:p>
      <text:p text:style-name="P7"/>
      <text:p text:style-name="Standard"><text:span text:style-name="T17">4. SUM/COUNT + GROUP BY – Total Hearings per Case</text:span></text:p>
      <text:p text:style-name="P7"/>
      <text:p text:style-name="Standard"><text:span text:style-name="T16">SQL&gt; SELECT Case_ID, COUNT(*) AS Total_Hearings FROM Hearing GROUP BY Case_ID ORDER BY Total_Hearings DESC;</text:span></text:p>
      <text:p text:style-name="P7"/>
      <text:p text:style-name="Standard"><text:span text:style-name="T16">CASE_ID TOTAL_HEARINGS</text:span></text:p>
      <text:p text:style-name="Standard"><text:span text:style-name="T16">------- --------------</text:span></text:p>
      <text:p text:style-name="Standard"><text:span text:style-name="T16"><text:s text:c="4"/>301 <text:s text:c="13"/>1</text:span></text:p>
      <text:p text:style-name="Standard"><text:span text:style-name="T16"><text:s text:c="4"/>302 <text:s text:c="13"/>1</text:span></text:p>
      <text:p text:style-name="Standard"><text:span text:style-name="T16"><text:s text:c="4"/>303 <text:s text:c="13"/>1</text:span></text:p>
      <text:p text:style-name="Standard"><text:span text:style-name="T16"><text:s text:c="4"/>304 <text:s text:c="13"/>1</text:span></text:p>
      <text:p text:style-name="Standard"><text:span text:style-name="T16"><text:s text:c="4"/>310 <text:s text:c="13"/>1</text:span></text:p>
      <text:p text:style-name="Standard"><text:span text:style-name="T16"><text:s text:c="4"/>306 <text:s text:c="13"/>1</text:span></text:p>
      <text:p text:style-name="Standard"><text:span text:style-name="T16"><text:s text:c="4"/>307 <text:s text:c="13"/>1</text:span></text:p>
      <text:p text:style-name="Standard"><text:soft-page-break/><text:span text:style-name="T16"><text:s text:c="4"/>308 <text:s text:c="13"/>1</text:span></text:p>
      <text:p text:style-name="Standard"><text:span text:style-name="T16"><text:s text:c="4"/>309 <text:s text:c="13"/>1</text:span></text:p>
      <text:p text:style-name="Standard"><text:span text:style-name="T16"><text:s text:c="4"/>305 <text:s text:c="13"/>1</text:span></text:p>
      <text:p text:style-name="P7"/>
      <text:p text:style-name="Standard"><text:span text:style-name="T16">10 rows selected.</text:span></text:p>
      <text:p text:style-name="P7"/>
      <text:p text:style-name="Standard"><text:span text:style-name="T17">5.AVG of Case_IDs by Category</text:span></text:p>
      <text:p text:style-name="P8"/>
      <text:p text:style-name="Standard"><text:span text:style-name="T16">SQL&gt; SELECT Case_Category, AVG(Case_ID) AS Avg_CaseID FROM Case GROUP BY Case_Category;</text:span></text:p>
      <text:p text:style-name="P7"/>
      <text:p text:style-name="Standard"><text:span text:style-name="T16">CASE_CATEGORY <text:s text:c="2"/>AVG_CASEID</text:span></text:p>
      <text:p text:style-name="Standard"><text:span text:style-name="T16">--------------- <text:s text:c="18"/>----------</text:span></text:p>
      <text:p text:style-name="Standard"><text:span text:style-name="T16">Criminal <text:s text:c="20"/>304.333333</text:span></text:p>
      <text:p text:style-name="Standard"><text:span text:style-name="T16">Civil <text:s text:c="26"/>302</text:span></text:p>
      <text:p text:style-name="Standard"><text:span text:style-name="T16">Family <text:s text:c="22"/>307</text:span></text:p>
      <text:p text:style-name="Standard"><text:span text:style-name="T16">Commercial <text:s text:c="13"/>305</text:span></text:p>
      <text:p text:style-name="Standard"><text:span text:style-name="T16">Labor <text:s text:c="23"/>306</text:span></text:p>
      <text:p text:style-name="Standard"><text:span text:style-name="T16">Divorce <text:s text:c="20"/>307</text:span></text:p>
      <text:p text:style-name="Standard"><text:span text:style-name="T16">Tax <text:s text:c="27"/>308</text:span></text:p>
      <text:p text:style-name="P7"/>
      <text:p text:style-name="Standard"><text:span text:style-name="T16">7 rows selected.</text:span></text:p>
      <text:p text:style-name="P7"/>
      <text:p text:style-name="P7"/>
      <text:p text:style-name="P7"/>
      <text:p text:style-name="Standard"><text:soft-page-break/><text:span text:style-name="T4">SET OPERATORS:-</text:span></text:p>
      <text:p text:style-name="P1"/>
      <text:p text:style-name="P11"><text:span text:style-name="T5">UNION:</text:span></text:p>
      <text:p text:style-name="Standard">SQL&gt;SELECT Title FROM Case WHERE Case_Category = 'Criminal' UNION SELECT Title FROM Case WHERE Case_Category = 'Family';</text:p>
      <text:p text:style-name="Standard"/>
      <text:p text:style-name="Standard">TITLE</text:p>
      <text:p text:style-name="Standard">--------------------------------------------------------------------------------</text:p>
      <text:p text:style-name="Standard">Rajiv vs State of Tamil Nadu</text:p>
      <text:p text:style-name="Standard">State of Maharashtra vs Suresh</text:p>
      <text:p text:style-name="Standard">State of Odisha vs Ramesh</text:p>
      <text:p text:style-name="Standard">Sunil vs Anjali</text:p>
      <text:p text:style-name="Standard">Kumar vs Kanchana</text:p>
      <text:p text:style-name="Standard"/>
      <text:p text:style-name="Standard"><text:span text:style-name="T18">UNION ALL:</text:span></text:p>
      <text:p text:style-name="Standard">SQL&gt;SELECT Case_Category FROM Case UNION ALL SELECT Document_Type FROM Case_Documents;</text:p>
      <text:p text:style-name="Standard"/>
      <text:p text:style-name="Standard">CASE_CATEGORY</text:p>
      <text:p text:style-name="Standard">--------------------------------------------------</text:p>
      <text:p text:style-name="Standard">Criminal</text:p>
      <text:p text:style-name="Standard">Civil</text:p>
      <text:p text:style-name="Standard">Criminal</text:p>
      <text:p text:style-name="Standard">Family</text:p>
      <text:p text:style-name="Standard">Commercial</text:p>
      <text:p text:style-name="Standard">Labor</text:p>
      <text:p text:style-name="Standard"><text:soft-page-break/>Divorce</text:p>
      <text:p text:style-name="Standard">Tax</text:p>
      <text:p text:style-name="Standard">Criminal</text:p>
      <text:p text:style-name="Standard">Family</text:p>
      <text:p text:style-name="Standard">Evidence</text:p>
      <text:p text:style-name="Standard"/>
      <text:p text:style-name="Standard">CASE_CATEGORY</text:p>
      <text:p text:style-name="Standard">--------------------------------------------------</text:p>
      <text:p text:style-name="Standard">Legal</text:p>
      <text:p text:style-name="Standard">Evidence</text:p>
      <text:p text:style-name="Standard">Personal</text:p>
      <text:p text:style-name="Standard">Commercial</text:p>
      <text:p text:style-name="Standard">Labor</text:p>
      <text:p text:style-name="Standard">Legal</text:p>
      <text:p text:style-name="Standard">Financial</text:p>
      <text:p text:style-name="Standard">Evidence</text:p>
      <text:p text:style-name="Standard">19 rows selected.</text:p>
      <text:p text:style-name="P9"/>
      <text:p text:style-name="Standard"><text:span text:style-name="T19">INTERSECT:</text:span></text:p>
      <text:p text:style-name="Standard"><text:span text:style-name="T20">SQL&gt;SELECT Case_Category FROM Case INTERSECT SELECT Document_Type FROM Case_Documents;</text:span></text:p>
      <text:p text:style-name="P10"/>
      <text:p text:style-name="Standard"><text:span text:style-name="T20">CASE_CATEGORY</text:span></text:p>
      <text:p text:style-name="Standard"><text:span text:style-name="T20">--------------------------------------------------</text:span></text:p>
      <text:p text:style-name="Standard"><text:span text:style-name="T20">Commercial</text:span></text:p>
      <text:p text:style-name="Standard"><text:soft-page-break/><text:span text:style-name="T20">Labor</text:span></text:p>
      <text:p text:style-name="P9"/>
      <text:p text:style-name="Standard"/>
      <text:p text:style-name="Standard"><text:span text:style-name="T4">JOINS:-</text:span></text:p>
      <text:p text:style-name="P1"/>
      <text:p text:style-name="P11"><text:span text:style-name="T9">1</text:span><text:span text:style-name="T8">. INNER JOIN</text:span><text:span text:style-name="T10">: List all case titles with their court names and judges</text:span></text:p>
      <text:p text:style-name="P11"/>
      <text:p text:style-name="P11">SELECT c.Case_ID, c.Title, ct.Court_Name, j.Judge_Name FROM Case c INNER JOIN Court ct ON c.Court_ID = ct.Court_ID INNER JOIN Judge j ON c.Judge_ID = j.Judge_ID;</text:p>
      <text:p text:style-name="P11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1</text:p>
      <text:p text:style-name="Standard">Rajiv vs State of Tamil Nadu</text:p>
      <text:p text:style-name="Standard">Madras High Court</text:p>
      <text:p text:style-name="Standard">Justice R. Subramanian</text:p>
      <text:p text:style-name="Standard"/>
      <text:p text:style-name="Standard"/>
      <text:p text:style-name="Standard"><text:s text:c="3"/>CASE_ID</text:p>
      <text:p text:style-name="Standard"><text:soft-page-break/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2</text:p>
      <text:p text:style-name="Standard">Priya vs ABC Corporation</text:p>
      <text:p text:style-name="Standard">Chennai Civil Court</text:p>
      <text:p text:style-name="Standard">Justice Priya Menon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3</text:p>
      <text:p text:style-name="Standard">State of Maharashtra vs Suresh</text:p>
      <text:p text:style-name="Standard">Mumbai Sessions Court</text:p>
      <text:p text:style-name="Standard"><text:soft-page-break/>Justice Dinesh Patil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4</text:p>
      <text:p text:style-name="Standard">Sunil vs Anjali</text:p>
      <text:p text:style-name="Standard">Delhi Family Court</text:p>
      <text:p text:style-name="Standard">Justice Anita Sharma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<text:soft-page-break/>--------------------------------------------------------------------------------</text:p>
      <text:p text:style-name="Standard"><text:s text:c="7"/>305</text:p>
      <text:p text:style-name="Standard">Bharat Traders vs Esha Ltd</text:p>
      <text:p text:style-name="Standard">Ahmedabad Commercial Court</text:p>
      <text:p text:style-name="Standard">Justice K. Suresh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6</text:p>
      <text:p text:style-name="Standard">Meena vs Sun Pharma</text:p>
      <text:p text:style-name="Standard">Pune Labor Court</text:p>
      <text:p text:style-name="Standard">Justice Ramesh Iyer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<text:soft-page-break/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7</text:p>
      <text:p text:style-name="Standard">Ali vs Fatima</text:p>
      <text:p text:style-name="Standard">Hyderabad Family Court</text:p>
      <text:p text:style-name="Standard">Justice Leela Devi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8</text:p>
      <text:p text:style-name="Standard">XYZ Ltd vs Tax Dept.</text:p>
      <text:p text:style-name="Standard">Kolkata Tax Court</text:p>
      <text:p text:style-name="Standard">Justice Aslam Khan</text:p>
      <text:p text:style-name="Standard"/>
      <text:p text:style-name="Standard"><text:soft-page-break/></text:p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09</text:p>
      <text:p text:style-name="Standard">State of Odisha vs Ramesh</text:p>
      <text:p text:style-name="Standard">Bhubaneswar Criminal Court</text:p>
      <text:p text:style-name="Standard">Justice Binod Das</text:p>
      <text:p text:style-name="Standard"/>
      <text:p text:style-name="Standard"/>
      <text:p text:style-name="Standard"><text:s text:c="3"/>CASE_ID</text:p>
      <text:p text:style-name="Standard">----------</text:p>
      <text:p text:style-name="Standard">TITLE</text:p>
      <text:p text:style-name="Standard">--------------------------------------------------------------------------------</text:p>
      <text:p text:style-name="Standard">COURT_NAME</text:p>
      <text:p text:style-name="Standard">--------------------------------------------------------------------------------</text:p>
      <text:p text:style-name="Standard">JUDGE_NAME</text:p>
      <text:p text:style-name="Standard">--------------------------------------------------------------------------------</text:p>
      <text:p text:style-name="Standard"><text:s text:c="7"/>310</text:p>
      <text:p text:style-name="Standard"><text:soft-page-break/>Kumar vs Kanchana</text:p>
      <text:p text:style-name="Standard">Coimbatore Family Court</text:p>
      <text:p text:style-name="Standard">Justice Kanchana Rao</text:p>
      <text:p text:style-name="Standard"/>
      <text:p text:style-name="Standard"/>
      <text:p text:style-name="Standard">10 rows selected.</text:p>
      <text:p text:style-name="P11"/>
      <text:p text:style-name="P11"/>
      <text:p text:style-name="P11"><text:span text:style-name="T12">2. LEFT JOIN:</text:span><text:span text:style-name="T10"> </text:span></text:p>
      <text:p text:style-name="Standard">SQL&gt;SELECT Case.Case_ID, Case.Title, Judge.Judge_Name, Judge.Designation FROM Case LEFT JOIN Judge ON Case.Judge_ID = Judge.Judge_ID;</text:p>
      <text:p text:style-name="Standard"/>
      <text:p text:style-name="Standard">CASE_ID TITLE <text:s text:c="25"/>JUDGE_NAME</text:p>
      <text:p text:style-name="Standard">------- ------------------------------ -------------------------</text:p>
      <text:p text:style-name="Standard">DESIGNATION</text:p>
      <text:p text:style-name="Standard">--------------------</text:p>
      <text:p text:style-name="Standard"><text:s text:c="4"/>301 Rajiv vs State of Tamil Nadu <text:s text:c="2"/>Justice R. Subramanian</text:p>
      <text:p text:style-name="Standard">High Court Judge</text:p>
      <text:p text:style-name="Standard"/>
      <text:p text:style-name="Standard"><text:s text:c="4"/>302 Priya vs ABC Corporation <text:s text:c="6"/>Justice Priya Menon</text:p>
      <text:p text:style-name="Standard">Senior Civil Judge</text:p>
      <text:p text:style-name="Standard"/>
      <text:p text:style-name="Standard"><text:s text:c="4"/>303 State of Maharashtra vs Suresh Justice Dinesh Patil</text:p>
      <text:p text:style-name="Standard">Sessions Judge</text:p>
      <text:p text:style-name="Standard"/>
      <text:p text:style-name="Standard"><text:soft-page-break/></text:p>
      <text:p text:style-name="Standard">CASE_ID TITLE <text:s text:c="25"/>JUDGE_NAME</text:p>
      <text:p text:style-name="Standard">------- ------------------------------ -------------------------</text:p>
      <text:p text:style-name="Standard">DESIGNATION</text:p>
      <text:p text:style-name="Standard">--------------------</text:p>
      <text:p text:style-name="Standard"><text:s text:c="4"/>304 Sunil vs Anjali <text:s text:c="15"/>Justice Anita Sharma</text:p>
      <text:p text:style-name="Standard">Family Judge</text:p>
      <text:p text:style-name="Standard"/>
      <text:p text:style-name="Standard"><text:s text:c="4"/>305 Bharat Traders vs Esha Ltd <text:s text:c="4"/>Justice K. Suresh</text:p>
      <text:p text:style-name="Standard">Commercial Judge</text:p>
      <text:p text:style-name="Standard"/>
      <text:p text:style-name="Standard"><text:s text:c="4"/>306 Meena vs Sun Pharma <text:s text:c="11"/>Justice Ramesh Iyer</text:p>
      <text:p text:style-name="Standard">Labor Judge</text:p>
      <text:p text:style-name="Standard"/>
      <text:p text:style-name="Standard"/>
      <text:p text:style-name="Standard">CASE_ID TITLE <text:s text:c="25"/>JUDGE_NAME</text:p>
      <text:p text:style-name="Standard">------- ------------------------------ -------------------------</text:p>
      <text:p text:style-name="Standard">DESIGNATION</text:p>
      <text:p text:style-name="Standard">--------------------</text:p>
      <text:p text:style-name="Standard"><text:s text:c="4"/>307 Ali vs Fatima <text:s text:c="17"/>Justice Leela Devi</text:p>
      <text:p text:style-name="Standard">Family Judge</text:p>
      <text:p text:style-name="Standard"/>
      <text:p text:style-name="Standard"><text:s text:c="4"/>308 XYZ Ltd vs Tax Dept. <text:s text:c="10"/>Justice Aslam Khan</text:p>
      <text:p text:style-name="Standard">Tax Judge</text:p>
      <text:p text:style-name="Standard"><text:soft-page-break/></text:p>
      <text:p text:style-name="Standard"><text:s text:c="4"/>309 State of Odisha vs Ramesh <text:s text:c="5"/>Justice Binod Das</text:p>
      <text:p text:style-name="Standard">Criminal Judge</text:p>
      <text:p text:style-name="Standard"/>
      <text:p text:style-name="Standard"/>
      <text:p text:style-name="Standard">CASE_ID TITLE <text:s text:c="25"/>JUDGE_NAME</text:p>
      <text:p text:style-name="Standard">------- ------------------------------ -------------------------</text:p>
      <text:p text:style-name="Standard">DESIGNATION</text:p>
      <text:p text:style-name="Standard">--------------------</text:p>
      <text:p text:style-name="Standard"><text:s text:c="4"/>310 Kumar vs Kanchana <text:s text:c="13"/>Justice Kanchana Rao</text:p>
      <text:p text:style-name="Standard">Family Judge</text:p>
      <text:p text:style-name="Standard"/>
      <text:p text:style-name="Standard"/>
      <text:p text:style-name="Standard">10 rows selected.</text:p>
      <text:p text:style-name="Standard"/>
      <text:p text:style-name="Standard"><text:s text:c="3"/></text:p>
      <text:p text:style-name="P11"/>
      <text:p text:style-name="P11"><text:span text:style-name="T8"><text:s/>3. RIGHT JOIN:</text:span></text:p>
      <text:p text:style-name="P11">SQL&gt;SELECT l.Lawyer_Name, l.Specialization, c.Title FROM Lawyer l RIGHT JOIN Case c ON l.Case_ID = c.Case_ID;</text:p>
      <text:p text:style-name="P11"/>
      <text:p text:style-name="Standard">LAWYER_NAME <text:s text:c="9"/>SPECIALIZATION <text:s text:c="6"/>TITLE</text:p>
      <text:p text:style-name="Standard">-------------------- -------------------- ------------------------------</text:p>
      <text:p text:style-name="Standard">Adv. Arjun Mehta <text:s text:c="4"/>Criminal Law <text:s text:c="8"/>Rajiv vs State of Tamil Nadu</text:p>
      <text:p text:style-name="Standard">Adv. Sneha Nair <text:s text:c="5"/>Civil Litigation <text:s text:c="4"/>Priya vs ABC Corporation</text:p>
      <text:p text:style-name="Standard"><text:soft-page-break/>Adv. Ravi Deshmukh <text:s text:c="2"/>Criminal Law <text:s text:c="8"/>State of Maharashtra vs Suresh</text:p>
      <text:p text:style-name="Standard">Adv. Neha Kapoor <text:s text:c="4"/>Family Law <text:s text:c="10"/>Sunil vs Anjali</text:p>
      <text:p text:style-name="Standard">Adv. Rohit Jain <text:s text:c="5"/>Commercial Law <text:s text:c="6"/>Bharat Traders vs Esha Ltd</text:p>
      <text:p text:style-name="Standard">Adv. Deepika Rao <text:s text:c="4"/>Labor Law <text:s text:c="11"/>Meena vs Sun Pharma</text:p>
      <text:p text:style-name="Standard">Adv. Imran Siddiqui <text:s/>Family Law <text:s text:c="10"/>Ali vs Fatima</text:p>
      <text:p text:style-name="Standard">Adv. Swati Joshi <text:s text:c="4"/>Tax Law <text:s text:c="13"/>XYZ Ltd vs Tax Dept.</text:p>
      <text:p text:style-name="Standard">Adv. Raghav Patnaik <text:s/>Criminal Law <text:s text:c="8"/>State of Odisha vs Ramesh</text:p>
      <text:p text:style-name="Standard">Adv. Kiran Bedi <text:s text:c="5"/>Family Law <text:s text:c="10"/>Kumar vs Kanchana</text:p>
      <text:p text:style-name="Standard"/>
      <text:p text:style-name="Standard">10 rows selected.</text:p>
      <text:p text:style-name="P11"/>
      <text:p text:style-name="P11"/>
      <text:p text:style-name="P11"><text:span text:style-name="T12">4. FULL OUTER JOIN:</text:span></text:p>
      <text:p text:style-name="Standard">SQL&gt; SELECT Case.Case_ID, Case.Title, Hearing.Hearing_Date, Hearing.Outcome FROM Case FULL OUTER JOIN Hearing ON Case.Case_ID = Hearing.Case_ID;</text:p>
      <text:p text:style-name="Standard"/>
      <text:p text:style-name="Standard">CASE_ID TITLE <text:s text:c="25"/>HEARING_DATE</text:p>
      <text:p text:style-name="Standard">------- ------------------------------ ------------</text:p>
      <text:p text:style-name="Standard">OUTCOME</text:p>
      <text:p text:style-name="Standard">--------------------------------------------------------------------------------</text:p>
      <text:p text:style-name="Standard"><text:s text:c="4"/>301 Rajiv vs State of Tamil Nadu <text:s text:c="2"/>15-JAN-20</text:p>
      <text:p text:style-name="Standard">Adjourned</text:p>
      <text:p text:style-name="Standard"/>
      <text:p text:style-name="Standard"><text:s text:c="4"/>302 Priya vs ABC Corporation <text:s text:c="6"/>20-FEB-21</text:p>
      <text:p text:style-name="Standard">Judgment Reserved</text:p>
      <text:p text:style-name="Standard"><text:soft-page-break/></text:p>
      <text:p text:style-name="Standard"><text:s text:c="4"/>303 State of Maharashtra vs Suresh 25-MAR-21</text:p>
      <text:p text:style-name="Standard">In Progress</text:p>
      <text:p text:style-name="Standard"/>
      <text:p text:style-name="Standard"/>
      <text:p text:style-name="Standard">CASE_ID TITLE <text:s text:c="25"/>HEARING_DATE</text:p>
      <text:p text:style-name="Standard">------- ------------------------------ ------------</text:p>
      <text:p text:style-name="Standard">OUTCOME</text:p>
      <text:p text:style-name="Standard">--------------------------------------------------------------------------------</text:p>
      <text:p text:style-name="Standard"><text:s text:c="4"/>304 Sunil vs Anjali <text:s text:c="15"/>10-APR-22</text:p>
      <text:p text:style-name="Standard">Reconciliation Failed</text:p>
      <text:p text:style-name="Standard"/>
      <text:p text:style-name="Standard"><text:s text:c="4"/>305 Bharat Traders vs Esha Ltd <text:s text:c="4"/>18-MAY-22</text:p>
      <text:p text:style-name="Standard">Ongoing</text:p>
      <text:p text:style-name="Standard"/>
      <text:p text:style-name="Standard"><text:s text:c="4"/>306 Meena vs Sun Pharma <text:s text:c="11"/>15-JUN-23</text:p>
      <text:p text:style-name="Standard">Partial Settlement</text:p>
      <text:p text:style-name="Standard"/>
      <text:p text:style-name="Standard"/>
      <text:p text:style-name="Standard">CASE_ID TITLE <text:s text:c="25"/>HEARING_DATE</text:p>
      <text:p text:style-name="Standard">------- ------------------------------ ------------</text:p>
      <text:p text:style-name="Standard">OUTCOME</text:p>
      <text:p text:style-name="Standard">--------------------------------------------------------------------------------</text:p>
      <text:p text:style-name="Standard"><text:s text:c="4"/>307 Ali vs Fatima <text:s text:c="17"/>05-JUL-23</text:p>
      <text:p text:style-name="Standard"><text:soft-page-break/>Reserved for Judgment</text:p>
      <text:p text:style-name="Standard"/>
      <text:p text:style-name="Standard"><text:s text:c="4"/>308 XYZ Ltd vs Tax Dept. <text:s text:c="10"/>20-AUG-24</text:p>
      <text:p text:style-name="Standard">Further Hearing Scheduled</text:p>
      <text:p text:style-name="Standard"/>
      <text:p text:style-name="Standard"><text:s text:c="4"/>309 State of Odisha vs Ramesh <text:s text:c="5"/>12-SEP-24</text:p>
      <text:p text:style-name="Standard">Adjourned</text:p>
      <text:p text:style-name="Standard"/>
      <text:p text:style-name="Standard"/>
      <text:p text:style-name="Standard">CASE_ID TITLE <text:s text:c="25"/>HEARING_DATE</text:p>
      <text:p text:style-name="Standard">------- ------------------------------ ------------</text:p>
      <text:p text:style-name="Standard">OUTCOME</text:p>
      <text:p text:style-name="Standard">--------------------------------------------------------------------------------</text:p>
      <text:p text:style-name="Standard"><text:s text:c="4"/>310 Kumar vs Kanchana <text:s text:c="13"/>30-OCT-25</text:p>
      <text:p text:style-name="Standard">Judgment Passed</text:p>
      <text:p text:style-name="Standard"/>
      <text:p text:style-name="Standard"/>
      <text:p text:style-name="Standard">10 rows selected.</text:p>
      <text:p text:style-name="P11"/>
      <text:p text:style-name="P11"><text:span text:style-name="T8">5. SELF JOIN:</text:span><text:span text:style-name="T10"> Find pairs of cases handled by the same judge</text:span></text:p>
      <text:p text:style-name="P11"/>
      <text:p text:style-name="P11">SELECT c1.Case_ID AS Case1, c2.Case_ID AS Case2, j.Judge_Name FROM Case c1 JOIN Case c2 ON c1.Judge_ID = c2.Judge_ID AND c1.Case_ID &lt; c2.Case_ID JOIN Judge j ON c1.Judge_ID = j.Judge_ID;</text:p>
      <text:p text:style-name="P11"/>
      <text:p text:style-name="P11">NO ROWS SELECTED.</text:p>
      <text:p text:style-name="P11"><text:soft-page-break/></text:p>
      <text:p text:style-name="P11"/>
      <text:p text:style-name="P11"><text:span text:style-name="T19">6</text:span><text:span text:style-name="T12">. CROSS JOIN:</text:span><text:span text:style-name="T10"> All combinations of lawyers and judges</text:span></text:p>
      <text:p text:style-name="P11"/>
      <text:p text:style-name="P11">SQL&gt;SELECT l.Lawyer_Name, j.Judge_Name FROM Lawyer l CROSS JOIN Judge j;</text:p>
      <text:p text:style-name="P11"/>
      <text:p text:style-name="Standard">LAWYER_NAME <text:s text:c="9"/>JUDGE_NAME</text:p>
      <text:p text:style-name="Standard">-------------------- -------------------------</text:p>
      <text:p text:style-name="Standard">Adv. Arjun Mehta <text:s text:c="4"/>Justice R. Subramanian</text:p>
      <text:p text:style-name="Standard">Adv. Arjun Mehta <text:s text:c="4"/>Justice Priya Menon</text:p>
      <text:p text:style-name="Standard">Adv. Arjun Mehta <text:s text:c="4"/>Justice Dinesh Patil</text:p>
      <text:p text:style-name="Standard">Adv. Arjun Mehta <text:s text:c="4"/>Justice Anita Sharma</text:p>
      <text:p text:style-name="Standard">Adv. Arjun Mehta <text:s text:c="4"/>Justice K. Suresh</text:p>
      <text:p text:style-name="Standard">Adv. Arjun Mehta <text:s text:c="4"/>Justice Ramesh Iyer</text:p>
      <text:p text:style-name="Standard">Adv. Arjun Mehta <text:s text:c="4"/>Justice Leela Devi</text:p>
      <text:p text:style-name="Standard">Adv. Arjun Mehta <text:s text:c="4"/>Justice Aslam Khan</text:p>
      <text:p text:style-name="Standard">Adv. Arjun Mehta <text:s text:c="4"/>Justice Binod Das</text:p>
      <text:p text:style-name="Standard">Adv. Arjun Mehta <text:s text:c="4"/>Justice Kanchana Rao</text:p>
      <text:p text:style-name="Standard">Adv. Sneha Nair <text:s text:c="5"/>Justice R. Subramanian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Sneha Nair <text:s text:c="5"/>Justice Priya Menon</text:p>
      <text:p text:style-name="Standard">Adv. Sneha Nair <text:s text:c="5"/>Justice Dinesh Patil</text:p>
      <text:p text:style-name="Standard"><text:soft-page-break/>Adv. Sneha Nair <text:s text:c="5"/>Justice Anita Sharma</text:p>
      <text:p text:style-name="Standard">Adv. Sneha Nair <text:s text:c="5"/>Justice K. Suresh</text:p>
      <text:p text:style-name="Standard">Adv. Sneha Nair <text:s text:c="5"/>Justice Ramesh Iyer</text:p>
      <text:p text:style-name="Standard">Adv. Sneha Nair <text:s text:c="5"/>Justice Leela Devi</text:p>
      <text:p text:style-name="Standard">Adv. Sneha Nair <text:s text:c="5"/>Justice Aslam Khan</text:p>
      <text:p text:style-name="Standard">Adv. Sneha Nair <text:s text:c="5"/>Justice Binod Das</text:p>
      <text:p text:style-name="Standard">Adv. Sneha Nair <text:s text:c="5"/>Justice Kanchana Rao</text:p>
      <text:p text:style-name="Standard">Adv. Ravi Deshmukh <text:s text:c="2"/>Justice R. Subramanian</text:p>
      <text:p text:style-name="Standard">Adv. Ravi Deshmukh <text:s text:c="2"/>Justice Priya Menon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Ravi Deshmukh <text:s text:c="2"/>Justice Dinesh Patil</text:p>
      <text:p text:style-name="Standard">Adv. Ravi Deshmukh <text:s text:c="2"/>Justice Anita Sharma</text:p>
      <text:p text:style-name="Standard">Adv. Ravi Deshmukh <text:s text:c="2"/>Justice K. Suresh</text:p>
      <text:p text:style-name="Standard">Adv. Ravi Deshmukh <text:s text:c="2"/>Justice Ramesh Iyer</text:p>
      <text:p text:style-name="Standard">Adv. Ravi Deshmukh <text:s text:c="2"/>Justice Leela Devi</text:p>
      <text:p text:style-name="Standard">Adv. Ravi Deshmukh <text:s text:c="2"/>Justice Aslam Khan</text:p>
      <text:p text:style-name="Standard">Adv. Ravi Deshmukh <text:s text:c="2"/>Justice Binod Das</text:p>
      <text:p text:style-name="Standard">Adv. Ravi Deshmukh <text:s text:c="2"/>Justice Kanchana Rao</text:p>
      <text:p text:style-name="Standard">Adv. Neha Kapoor <text:s text:c="4"/>Justice R. Subramanian</text:p>
      <text:p text:style-name="Standard">Adv. Neha Kapoor <text:s text:c="4"/>Justice Priya Menon</text:p>
      <text:p text:style-name="Standard">Adv. Neha Kapoor <text:s text:c="4"/>Justice Dinesh Patil</text:p>
      <text:p text:style-name="Standard"/>
      <text:p text:style-name="Standard"><text:soft-page-break/>LAWYER_NAME <text:s text:c="9"/>JUDGE_NAME</text:p>
      <text:p text:style-name="Standard">-------------------- -------------------------</text:p>
      <text:p text:style-name="Standard">Adv. Neha Kapoor <text:s text:c="4"/>Justice Anita Sharma</text:p>
      <text:p text:style-name="Standard">Adv. Neha Kapoor <text:s text:c="4"/>Justice K. Suresh</text:p>
      <text:p text:style-name="Standard">Adv. Neha Kapoor <text:s text:c="4"/>Justice Ramesh Iyer</text:p>
      <text:p text:style-name="Standard">Adv. Neha Kapoor <text:s text:c="4"/>Justice Leela Devi</text:p>
      <text:p text:style-name="Standard">Adv. Neha Kapoor <text:s text:c="4"/>Justice Aslam Khan</text:p>
      <text:p text:style-name="Standard">Adv. Neha Kapoor <text:s text:c="4"/>Justice Binod Das</text:p>
      <text:p text:style-name="Standard">Adv. Neha Kapoor <text:s text:c="4"/>Justice Kanchana Rao</text:p>
      <text:p text:style-name="Standard">Adv. Rohit Jain <text:s text:c="5"/>Justice R. Subramanian</text:p>
      <text:p text:style-name="Standard">Adv. Rohit Jain <text:s text:c="5"/>Justice Priya Menon</text:p>
      <text:p text:style-name="Standard">Adv. Rohit Jain <text:s text:c="5"/>Justice Dinesh Patil</text:p>
      <text:p text:style-name="Standard">Adv. Rohit Jain <text:s text:c="5"/>Justice Anita Sharma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Rohit Jain <text:s text:c="5"/>Justice K. Suresh</text:p>
      <text:p text:style-name="Standard">Adv. Rohit Jain <text:s text:c="5"/>Justice Ramesh Iyer</text:p>
      <text:p text:style-name="Standard">Adv. Rohit Jain <text:s text:c="5"/>Justice Leela Devi</text:p>
      <text:p text:style-name="Standard">Adv. Rohit Jain <text:s text:c="5"/>Justice Aslam Khan</text:p>
      <text:p text:style-name="Standard">Adv. Rohit Jain <text:s text:c="5"/>Justice Binod Das</text:p>
      <text:p text:style-name="Standard">Adv. Rohit Jain <text:s text:c="5"/>Justice Kanchana Rao</text:p>
      <text:p text:style-name="Standard">Adv. Deepika Rao <text:s text:c="4"/>Justice R. Subramanian</text:p>
      <text:p text:style-name="Standard">Adv. Deepika Rao <text:s text:c="4"/>Justice Priya Menon</text:p>
      <text:p text:style-name="Standard"><text:soft-page-break/>Adv. Deepika Rao <text:s text:c="4"/>Justice Dinesh Patil</text:p>
      <text:p text:style-name="Standard">Adv. Deepika Rao <text:s text:c="4"/>Justice Anita Sharma</text:p>
      <text:p text:style-name="Standard">Adv. Deepika Rao <text:s text:c="4"/>Justice K. Suresh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Deepika Rao <text:s text:c="4"/>Justice Ramesh Iyer</text:p>
      <text:p text:style-name="Standard">Adv. Deepika Rao <text:s text:c="4"/>Justice Leela Devi</text:p>
      <text:p text:style-name="Standard">Adv. Deepika Rao <text:s text:c="4"/>Justice Aslam Khan</text:p>
      <text:p text:style-name="Standard">Adv. Deepika Rao <text:s text:c="4"/>Justice Binod Das</text:p>
      <text:p text:style-name="Standard">Adv. Deepika Rao <text:s text:c="4"/>Justice Kanchana Rao</text:p>
      <text:p text:style-name="Standard">Adv. Imran Siddiqui <text:s/>Justice R. Subramanian</text:p>
      <text:p text:style-name="Standard">Adv. Imran Siddiqui <text:s/>Justice Priya Menon</text:p>
      <text:p text:style-name="Standard">Adv. Imran Siddiqui <text:s/>Justice Dinesh Patil</text:p>
      <text:p text:style-name="Standard">Adv. Imran Siddiqui <text:s/>Justice Anita Sharma</text:p>
      <text:p text:style-name="Standard">Adv. Imran Siddiqui <text:s/>Justice K. Suresh</text:p>
      <text:p text:style-name="Standard">Adv. Imran Siddiqui <text:s/>Justice Ramesh Iyer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Imran Siddiqui <text:s/>Justice Leela Devi</text:p>
      <text:p text:style-name="Standard">Adv. Imran Siddiqui <text:s/>Justice Aslam Khan</text:p>
      <text:p text:style-name="Standard">Adv. Imran Siddiqui <text:s/>Justice Binod Das</text:p>
      <text:p text:style-name="Standard">Adv. Imran Siddiqui <text:s/>Justice Kanchana Rao</text:p>
      <text:p text:style-name="Standard"><text:soft-page-break/>Adv. Swati Joshi <text:s text:c="4"/>Justice R. Subramanian</text:p>
      <text:p text:style-name="Standard">Adv. Swati Joshi <text:s text:c="4"/>Justice Priya Menon</text:p>
      <text:p text:style-name="Standard">Adv. Swati Joshi <text:s text:c="4"/>Justice Dinesh Patil</text:p>
      <text:p text:style-name="Standard">Adv. Swati Joshi <text:s text:c="4"/>Justice Anita Sharma</text:p>
      <text:p text:style-name="Standard">Adv. Swati Joshi <text:s text:c="4"/>Justice K. Suresh</text:p>
      <text:p text:style-name="Standard">Adv. Swati Joshi <text:s text:c="4"/>Justice Ramesh Iyer</text:p>
      <text:p text:style-name="Standard">Adv. Swati Joshi <text:s text:c="4"/>Justice Leela Devi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Swati Joshi <text:s text:c="4"/>Justice Aslam Khan</text:p>
      <text:p text:style-name="Standard">Adv. Swati Joshi <text:s text:c="4"/>Justice Binod Das</text:p>
      <text:p text:style-name="Standard">Adv. Swati Joshi <text:s text:c="4"/>Justice Kanchana Rao</text:p>
      <text:p text:style-name="Standard">Adv. Raghav Patnaik <text:s/>Justice R. Subramanian</text:p>
      <text:p text:style-name="Standard">Adv. Raghav Patnaik <text:s/>Justice Priya Menon</text:p>
      <text:p text:style-name="Standard">Adv. Raghav Patnaik <text:s/>Justice Dinesh Patil</text:p>
      <text:p text:style-name="Standard">Adv. Raghav Patnaik <text:s/>Justice Anita Sharma</text:p>
      <text:p text:style-name="Standard">Adv. Raghav Patnaik <text:s/>Justice K. Suresh</text:p>
      <text:p text:style-name="Standard">Adv. Raghav Patnaik <text:s/>Justice Ramesh Iyer</text:p>
      <text:p text:style-name="Standard">Adv. Raghav Patnaik <text:s/>Justice Leela Devi</text:p>
      <text:p text:style-name="Standard">Adv. Raghav Patnaik <text:s/>Justice Aslam Khan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<text:soft-page-break/>Adv. Raghav Patnaik <text:s/>Justice Binod Das</text:p>
      <text:p text:style-name="Standard">Adv. Raghav Patnaik <text:s/>Justice Kanchana Rao</text:p>
      <text:p text:style-name="Standard">Adv. Kiran Bedi <text:s text:c="5"/>Justice R. Subramanian</text:p>
      <text:p text:style-name="Standard">Adv. Kiran Bedi <text:s text:c="5"/>Justice Priya Menon</text:p>
      <text:p text:style-name="Standard">Adv. Kiran Bedi <text:s text:c="5"/>Justice Dinesh Patil</text:p>
      <text:p text:style-name="Standard">Adv. Kiran Bedi <text:s text:c="5"/>Justice Anita Sharma</text:p>
      <text:p text:style-name="Standard">Adv. Kiran Bedi <text:s text:c="5"/>Justice K. Suresh</text:p>
      <text:p text:style-name="Standard">Adv. Kiran Bedi <text:s text:c="5"/>Justice Ramesh Iyer</text:p>
      <text:p text:style-name="Standard">Adv. Kiran Bedi <text:s text:c="5"/>Justice Leela Devi</text:p>
      <text:p text:style-name="Standard">Adv. Kiran Bedi <text:s text:c="5"/>Justice Aslam Khan</text:p>
      <text:p text:style-name="Standard">Adv. Kiran Bedi <text:s text:c="5"/>Justice Binod Das</text:p>
      <text:p text:style-name="Standard"/>
      <text:p text:style-name="Standard">LAWYER_NAME <text:s text:c="9"/>JUDGE_NAME</text:p>
      <text:p text:style-name="Standard">-------------------- -------------------------</text:p>
      <text:p text:style-name="Standard">Adv. Kiran Bedi <text:s text:c="5"/>Justice Kanchana Rao</text:p>
      <text:p text:style-name="Standard"/>
      <text:p text:style-name="Standard">100 rows selected.</text:p>
      <text:p text:style-name="Standard"/>
      <text:p text:style-name="P11"/>
      <text:p text:style-name="P11"/>
      <text:p text:style-name="P11"/>
      <text:p text:style-name="P11"><text:span text:style-name="T18">7</text:span><text:span text:style-name="T10">. </text:span><text:span text:style-name="T8">JOIN with WHERE </text:span><text:span text:style-name="T5">:</text:span></text:p>
      <text:p text:style-name="Standard"><text:span text:style-name="T6">SQL&gt; SELECT Lawyer.Lawyer_Name, Case.Title, Case.Case_Category FROM Lawyer, Case WHERE Lawyer.Case_ID = Case.Case_ID;</text:span></text:p>
      <text:p text:style-name="P5"/>
      <text:p text:style-name="Standard"><text:soft-page-break/><text:span text:style-name="T6">LAWYER_NAME <text:s text:c="9"/>TITLE <text:s text:c="25"/>CASE_CATEGORY</text:span></text:p>
      <text:p text:style-name="Standard"><text:span text:style-name="T6">-------------------- ------------------------------ ---------------</text:span></text:p>
      <text:p text:style-name="Standard"><text:span text:style-name="T6">Adv. Arjun Mehta <text:s text:c="4"/>Rajiv vs State of Tamil Nadu <text:s text:c="2"/>Criminal</text:span></text:p>
      <text:p text:style-name="Standard"><text:span text:style-name="T6">Adv. Sneha Nair <text:s text:c="5"/>Priya vs ABC Corporation <text:s text:c="6"/>Civil</text:span></text:p>
      <text:p text:style-name="Standard"><text:span text:style-name="T6">Adv. Ravi Deshmukh <text:s text:c="2"/>State of Maharashtra vs Suresh Criminal</text:span></text:p>
      <text:p text:style-name="Standard"><text:span text:style-name="T6">Adv. Neha Kapoor <text:s text:c="4"/>Sunil vs Anjali <text:s text:c="15"/>Family</text:span></text:p>
      <text:p text:style-name="Standard"><text:span text:style-name="T6">Adv. Rohit Jain <text:s text:c="5"/>Bharat Traders vs Esha Ltd <text:s text:c="4"/>Commercial</text:span></text:p>
      <text:p text:style-name="Standard"><text:span text:style-name="T6">Adv. Deepika Rao <text:s text:c="4"/>Meena vs Sun Pharma <text:s text:c="11"/>Labor</text:span></text:p>
      <text:p text:style-name="Standard"><text:span text:style-name="T6">Adv. Imran Siddiqui <text:s/>Ali vs Fatima <text:s text:c="17"/>Divorce</text:span></text:p>
      <text:p text:style-name="Standard"><text:span text:style-name="T6">Adv. Swati Joshi <text:s text:c="4"/>XYZ Ltd vs Tax Dept. <text:s text:c="10"/>Tax</text:span></text:p>
      <text:p text:style-name="Standard"><text:span text:style-name="T6">Adv. Raghav Patnaik <text:s/>State of Odisha vs Ramesh <text:s text:c="5"/>Criminal</text:span></text:p>
      <text:p text:style-name="Standard"><text:span text:style-name="T6">Adv. Kiran Bedi <text:s text:c="5"/>Kumar vs Kanchana <text:s text:c="13"/>Family</text:span></text:p>
      <text:p text:style-name="P5"/>
      <text:p text:style-name="Standard"><text:span text:style-name="T6">10 rows selected.</text:span></text:p>
      <text:p text:style-name="P5"/>
      <text:p text:style-name="Standard"><text:span text:style-name="T4">INTEGRITY CONSTRAINTS:-</text:span></text:p>
      <text:p text:style-name="P2"/>
      <text:p text:style-name="Standard">SQL&gt;SELECT * FROM Case;</text:p>
      <text:p text:style-name="Standard"/>
      <text:p text:style-name="Standard">CASE_ID TITLE <text:s text:c="25"/>CASE_CATEGORY <text:s text:c="2"/>FILING_DATE <text:s/>COURT_ID</text:p>
      <text:p text:style-name="Standard">------- ------------------------------ --------------- ------------ --------</text:p>
      <text:p text:style-name="Standard">JUDGE_ID</text:p>
      <text:p text:style-name="Standard">--------</text:p>
      <text:p text:style-name="Standard"><text:s text:c="4"/>301 Rajiv vs State of Tamil Nadu <text:s text:c="2"/>Criminal <text:s text:c="7"/>10-JAN-20 <text:s text:c="8"/>201</text:p>
      <text:p text:style-name="Standard"><text:soft-page-break/><text:s text:c="5"/>401</text:p>
      <text:p text:style-name="Standard"/>
      <text:p text:style-name="Standard"><text:s text:c="4"/>302 Priya vs ABC Corporation <text:s text:c="6"/>Civil <text:s text:c="10"/>21-FEB-21 <text:s text:c="8"/>202</text:p>
      <text:p text:style-name="Standard"><text:s text:c="5"/>402</text:p>
      <text:p text:style-name="Standard"/>
      <text:p text:style-name="Standard"><text:s text:c="4"/>303 State of Maharashtra vs Suresh Criminal <text:s text:c="7"/>18-MAR-21 <text:s text:c="8"/>203</text:p>
      <text:p text:style-name="Standard"><text:s text:c="5"/>403</text:p>
      <text:p text:style-name="Standard"/>
      <text:p text:style-name="Standard"/>
      <text:p text:style-name="Standard">CASE_ID TITLE <text:s text:c="25"/>CASE_CATEGORY <text:s text:c="2"/>FILING_DATE <text:s/>COURT_ID</text:p>
      <text:p text:style-name="Standard">------- ------------------------------ --------------- ------------ --------</text:p>
      <text:p text:style-name="Standard">JUDGE_ID</text:p>
      <text:p text:style-name="Standard">--------</text:p>
      <text:p text:style-name="Standard"><text:s text:c="4"/>304 Sunil vs Anjali <text:s text:c="15"/>Family <text:s text:c="9"/>05-APR-22 <text:s text:c="8"/>204</text:p>
      <text:p text:style-name="Standard"><text:s text:c="5"/>404</text:p>
      <text:p text:style-name="Standard"/>
      <text:p text:style-name="Standard"><text:s text:c="4"/>305 Bharat Traders vs Esha Ltd <text:s text:c="4"/>Commercial <text:s text:c="5"/>20-MAY-22 <text:s text:c="8"/>205</text:p>
      <text:p text:style-name="Standard"><text:s text:c="5"/>405</text:p>
      <text:p text:style-name="Standard"/>
      <text:p text:style-name="Standard"><text:s text:c="4"/>306 Meena vs Sun Pharma <text:s text:c="11"/>Labor <text:s text:c="10"/>11-JUN-23 <text:s text:c="8"/>206</text:p>
      <text:p text:style-name="Standard"><text:s text:c="5"/>406</text:p>
      <text:p text:style-name="Standard"/>
      <text:p text:style-name="Standard"/>
      <text:p text:style-name="Standard">CASE_ID TITLE <text:s text:c="25"/>CASE_CATEGORY <text:s text:c="2"/>FILING_DATE <text:s/>COURT_ID</text:p>
      <text:p text:style-name="Standard"><text:soft-page-break/>------- ------------------------------ --------------- ------------ --------</text:p>
      <text:p text:style-name="Standard">JUDGE_ID</text:p>
      <text:p text:style-name="Standard">--------</text:p>
      <text:p text:style-name="Standard"><text:s text:c="4"/>307 Ali vs Fatima <text:s text:c="17"/>Divorce <text:s text:c="8"/>01-JUL-23 <text:s text:c="8"/>207</text:p>
      <text:p text:style-name="Standard"><text:s text:c="5"/>407</text:p>
      <text:p text:style-name="Standard"/>
      <text:p text:style-name="Standard"><text:s text:c="4"/>308 XYZ Ltd vs Tax Dept. <text:s text:c="10"/>Tax <text:s text:c="12"/>15-AUG-24 <text:s text:c="8"/>208</text:p>
      <text:p text:style-name="Standard"><text:s text:c="5"/>408</text:p>
      <text:p text:style-name="Standard"/>
      <text:p text:style-name="Standard"><text:s text:c="4"/>309 State of Odisha vs Ramesh <text:s text:c="5"/>Criminal <text:s text:c="7"/>07-SEP-24 <text:s text:c="8"/>209</text:p>
      <text:p text:style-name="Standard"><text:s text:c="5"/>409</text:p>
      <text:p text:style-name="Standard"/>
      <text:p text:style-name="Standard"/>
      <text:p text:style-name="Standard">CASE_ID TITLE <text:s text:c="25"/>CASE_CATEGORY <text:s text:c="2"/>FILING_DATE <text:s/>COURT_ID</text:p>
      <text:p text:style-name="Standard">------- ------------------------------ --------------- ------------ --------</text:p>
      <text:p text:style-name="Standard">JUDGE_ID</text:p>
      <text:p text:style-name="Standard">--------</text:p>
      <text:p text:style-name="Standard"><text:s text:c="4"/>310 Kumar vs Kanchana <text:s text:c="13"/>Family <text:s text:c="9"/>22-OCT-25 <text:s text:c="8"/>210</text:p>
      <text:p text:style-name="Standard"><text:s text:c="5"/>410</text:p>
      <text:p text:style-name="Standard"/>
      <text:p text:style-name="Standard"/>
      <text:p text:style-name="Standard">10 rows selected.</text:p>
      <text:p text:style-name="Standard"/>
      <text:p text:style-name="Standard"/>
      <text:p text:style-name="Standard"><text:soft-page-break/>SQL&gt;SELECT * FROM Lawyer;</text:p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6"/>501 Adv. Arjun Mehta <text:s text:c="4"/>Criminal Law <text:s text:c="8"/>arjunmehta@gmail.com</text:p>
      <text:p text:style-name="Standard"><text:s text:c="4"/>301</text:p>
      <text:p text:style-name="Standard"/>
      <text:p text:style-name="Standard"><text:s text:c="6"/>502 Adv. Sneha Nair <text:s text:c="5"/>Civil Litigation <text:s text:c="4"/>snehanair@lawfirm.com</text:p>
      <text:p text:style-name="Standard"><text:s text:c="4"/>302</text:p>
      <text:p text:style-name="Standard"/>
      <text:p text:style-name="Standard"><text:s text:c="6"/>503 Adv. Ravi Deshmukh <text:s text:c="2"/>Criminal Law <text:s text:c="8"/>ravideshmukh@courtmail.co</text:p>
      <text:p text:style-name="Standard"><text:s text:c="52"/>m</text:p>
      <text:p text:style-name="Standard"><text:s text:c="4"/>303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/>
      <text:p text:style-name="Standard"><text:s text:c="6"/>504 Adv. Neha Kapoor <text:s text:c="4"/>Family Law <text:s text:c="10"/>nehakapoor@lawchambers.co</text:p>
      <text:p text:style-name="Standard"><text:s text:c="52"/>m</text:p>
      <text:p text:style-name="Standard"><text:s text:c="4"/>304</text:p>
      <text:p text:style-name="Standard"/>
      <text:p text:style-name="Standard"><text:soft-page-break/><text:s text:c="6"/>505 Adv. Rohit Jain <text:s text:c="5"/>Commercial Law <text:s text:c="6"/>rohitjain@firm.co.in</text:p>
      <text:p text:style-name="Standard"><text:s text:c="4"/>305</text:p>
      <text:p text:style-name="Standard"/>
      <text:p text:style-name="Standard"><text:s text:c="6"/>506 Adv. Deepika Rao <text:s text:c="4"/>Labor Law <text:s text:c="11"/>deepikarao@legal.org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4"/>306</text:p>
      <text:p text:style-name="Standard"/>
      <text:p text:style-name="Standard"><text:s text:c="6"/>507 Adv. Imran Siddiqui <text:s/>Family Law <text:s text:c="10"/>imransiddiqui@law.co</text:p>
      <text:p text:style-name="Standard"><text:s text:c="4"/>307</text:p>
      <text:p text:style-name="Standard"/>
      <text:p text:style-name="Standard"><text:s text:c="6"/>508 Adv. Swati Joshi <text:s text:c="4"/>Tax Law <text:s text:c="13"/>swatijoshi@taxfirm.com</text:p>
      <text:p text:style-name="Standard"><text:s text:c="4"/>308</text:p>
      <text:p text:style-name="Standard"/>
      <text:p text:style-name="Standard"><text:s text:c="6"/>509 Adv. Raghav Patnaik <text:s/>Criminal Law <text:s text:c="8"/>raghavp@justice.org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4"/>309</text:p>
      <text:p text:style-name="Standard"><text:soft-page-break/></text:p>
      <text:p text:style-name="Standard"><text:s text:c="6"/>510 Adv. Kiran Bedi <text:s text:c="5"/>Family Law <text:s text:c="10"/>kiranbedi@familylaw.in</text:p>
      <text:p text:style-name="Standard"><text:s text:c="4"/>310</text:p>
      <text:p text:style-name="Standard"/>
      <text:p text:style-name="Standard"/>
      <text:p text:style-name="Standard">10 rows selected.</text:p>
      <text:p text:style-name="Standard"/>
      <text:p text:style-name="Standard">SQL&gt; SELECT * FROM Lawyer;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6"/>501 Adv. Arjun Mehta <text:s text:c="4"/>Criminal Law <text:s text:c="8"/>arjunmehta@gmail.com</text:p>
      <text:p text:style-name="Standard"><text:s text:c="4"/>301</text:p>
      <text:p text:style-name="Standard"/>
      <text:p text:style-name="Standard"><text:s text:c="6"/>502 Adv. Sneha Nair <text:s text:c="5"/>Civil Litigation <text:s text:c="4"/>snehanair@lawfirm.com</text:p>
      <text:p text:style-name="Standard"><text:s text:c="4"/>302</text:p>
      <text:p text:style-name="Standard"/>
      <text:p text:style-name="Standard"><text:s text:c="6"/>503 Adv. Ravi Deshmukh <text:s text:c="2"/>Criminal Law <text:s text:c="8"/>ravideshmukh@courtmail.co</text:p>
      <text:p text:style-name="Standard"><text:s text:c="52"/>m</text:p>
      <text:p text:style-name="Standard"><text:s text:c="4"/>303</text:p>
      <text:p text:style-name="Standard"/>
      <text:p text:style-name="Standard">LAWYER_ID LAWYER_NAME <text:s text:c="9"/>SPECIALIZATION <text:s text:c="6"/>CONTACT_INFO</text:p>
      <text:p text:style-name="Standard"><text:soft-page-break/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/>
      <text:p text:style-name="Standard"><text:s text:c="6"/>504 Adv. Neha Kapoor <text:s text:c="4"/>Family Law <text:s text:c="10"/>nehakapoor@lawchambers.co</text:p>
      <text:p text:style-name="Standard"><text:s text:c="52"/>m</text:p>
      <text:p text:style-name="Standard"><text:s text:c="4"/>304</text:p>
      <text:p text:style-name="Standard"/>
      <text:p text:style-name="Standard"><text:s text:c="6"/>505 Adv. Rohit Jain <text:s text:c="5"/>Commercial Law <text:s text:c="6"/>rohitjain@firm.co.in</text:p>
      <text:p text:style-name="Standard"><text:s text:c="4"/>305</text:p>
      <text:p text:style-name="Standard"/>
      <text:p text:style-name="Standard"><text:s text:c="6"/>506 Adv. Deepika Rao <text:s text:c="4"/>Labor Law <text:s text:c="11"/>deepikarao@legal.org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4"/>306</text:p>
      <text:p text:style-name="Standard"/>
      <text:p text:style-name="Standard"><text:s text:c="6"/>507 Adv. Imran Siddiqui <text:s/>Family Law <text:s text:c="10"/>imransiddiqui@law.co</text:p>
      <text:p text:style-name="Standard"><text:s text:c="4"/>307</text:p>
      <text:p text:style-name="Standard"/>
      <text:p text:style-name="Standard"><text:s text:c="6"/>508 Adv. Swati Joshi <text:s text:c="4"/>Tax Law <text:s text:c="13"/>swatijoshi@taxfirm.com</text:p>
      <text:p text:style-name="Standard"><text:s text:c="4"/>308</text:p>
      <text:p text:style-name="Standard"><text:soft-page-break/></text:p>
      <text:p text:style-name="Standard"><text:s text:c="6"/>509 Adv. Raghav Patnaik <text:s/>Criminal Law <text:s text:c="8"/>raghavp@justice.org</text:p>
      <text:p text:style-name="Standard"/>
      <text:p text:style-name="Standard">LAWYER_ID LAWYER_NAME <text:s text:c="9"/>SPECIALIZATION <text:s text:c="6"/>CONTACT_INFO</text:p>
      <text:p text:style-name="Standard">--------- -------------------- -------------------- -------------------------</text:p>
      <text:p text:style-name="Standard">CASE_ID BAR_REGISTRATION_NO</text:p>
      <text:p text:style-name="Standard">------- --------------------</text:p>
      <text:p text:style-name="Standard"><text:s text:c="4"/>309</text:p>
      <text:p text:style-name="Standard"/>
      <text:p text:style-name="Standard"><text:s text:c="6"/>510 Adv. Kiran Bedi <text:s text:c="5"/>Family Law <text:s text:c="10"/>kiranbedi@familylaw.in</text:p>
      <text:p text:style-name="Standard"><text:s text:c="4"/>310</text:p>
      <text:p text:style-name="Standard"/>
      <text:p text:style-name="Standard"/>
      <text:p text:style-name="Standard">10 rows selected.</text:p>
      <text:p text:style-name="Standard"/>
      <text:p text:style-name="Standard"/>
      <text:p text:style-name="P2"/>
      <text:p text:style-name="Standard"><text:span text:style-name="T3">SQL&gt;</text:span><text:span text:style-name="T20">SELECT Lawyer.Lawyer_ID,Lawyer_Name,Specialization,Contact_Info,Case.Case_ID,Title,Case_Category FROM Lawyer,Case</text:span></text:p>
      <text:p text:style-name="Standard"><text:span text:style-name="T20">WHERE Lawyer.Case_ID = Case.Case_ID;</text:span></text:p>
      <text:p text:style-name="P10"/>
      <text:p text:style-name="Standard"><text:span text:style-name="T20">LAWYER_ID LAWYER_NAME <text:s text:c="9"/>SPECIALIZATION <text:s text:c="6"/>CONTACT_INFO</text:span></text:p>
      <text:p text:style-name="Standard"><text:span text:style-name="T20">--------- -------------------- -------------------- -------------------------</text:span></text:p>
      <text:p text:style-name="Standard"><text:span text:style-name="T20">CASE_ID TITLE <text:s text:c="25"/>CASE_CATEGORY</text:span></text:p>
      <text:p text:style-name="Standard"><text:span text:style-name="T20">------- ------------------------------ ---------------</text:span></text:p>
      <text:p text:style-name="Standard"><text:soft-page-break/><text:span text:style-name="T20"><text:s text:c="6"/>501 Adv. Arjun Mehta <text:s text:c="4"/>Criminal Law <text:s text:c="8"/>arjunmehta@gmail.com</text:span></text:p>
      <text:p text:style-name="Standard"><text:span text:style-name="T20"><text:s text:c="4"/>301 Rajiv vs State of Tamil Nadu <text:s text:c="2"/>Criminal</text:span></text:p>
      <text:p text:style-name="P10"/>
      <text:p text:style-name="Standard"><text:span text:style-name="T20"><text:s text:c="6"/>502 Adv. Sneha Nair <text:s text:c="5"/>Civil Litigation <text:s text:c="4"/>snehanair@lawfirm.com</text:span></text:p>
      <text:p text:style-name="Standard"><text:span text:style-name="T20"><text:s text:c="4"/>302 Priya vs ABC Corporation <text:s text:c="6"/>Civil</text:span></text:p>
      <text:p text:style-name="P10"/>
      <text:p text:style-name="Standard"><text:span text:style-name="T20"><text:s text:c="6"/>503 Adv. Ravi Deshmukh <text:s text:c="2"/>Criminal Law <text:s text:c="8"/>ravideshmukh@courtmail.co</text:span></text:p>
      <text:p text:style-name="Standard"><text:span text:style-name="T20"><text:s text:c="52"/>m</text:span></text:p>
      <text:p text:style-name="Standard"><text:span text:style-name="T20"><text:s text:c="4"/>303 State of Maharashtra vs Suresh Criminal</text:span></text:p>
      <text:p text:style-name="P10"/>
      <text:p text:style-name="Standard"><text:span text:style-name="T20">LAWYER_ID LAWYER_NAME <text:s text:c="9"/>SPECIALIZATION <text:s text:c="6"/>CONTACT_INFO</text:span></text:p>
      <text:p text:style-name="Standard"><text:span text:style-name="T20">--------- -------------------- -------------------- -------------------------</text:span></text:p>
      <text:p text:style-name="Standard"><text:span text:style-name="T20">CASE_ID TITLE <text:s text:c="25"/>CASE_CATEGORY</text:span></text:p>
      <text:p text:style-name="Standard"><text:span text:style-name="T20">------- ------------------------------ ---------------</text:span></text:p>
      <text:p text:style-name="P10"/>
      <text:p text:style-name="Standard"><text:span text:style-name="T20"><text:s text:c="6"/>504 Adv. Neha Kapoor <text:s text:c="4"/>Family Law <text:s text:c="10"/>nehakapoor@lawchambers.co</text:span></text:p>
      <text:p text:style-name="Standard"><text:span text:style-name="T20"><text:s text:c="52"/>m</text:span></text:p>
      <text:p text:style-name="Standard"><text:span text:style-name="T20"><text:s text:c="4"/>304 Sunil vs Anjali <text:s text:c="15"/>Family</text:span></text:p>
      <text:p text:style-name="P10"/>
      <text:p text:style-name="Standard"><text:span text:style-name="T20"><text:s text:c="6"/>505 Adv. Rohit Jain <text:s text:c="5"/>Commercial Law <text:s text:c="6"/>rohitjain@firm.co.in</text:span></text:p>
      <text:p text:style-name="Standard"><text:span text:style-name="T20"><text:s text:c="4"/>305 Bharat Traders vs Esha Ltd <text:s text:c="4"/>Commercial</text:span></text:p>
      <text:p text:style-name="P10"/>
      <text:p text:style-name="Standard"><text:span text:style-name="T20"><text:s text:c="6"/>506 Adv. Deepika Rao <text:s text:c="4"/>Labor Law <text:s text:c="11"/>deepikarao@legal.org</text:span></text:p>
      <text:p text:style-name="P10"/>
      <text:p text:style-name="Standard"><text:soft-page-break/><text:span text:style-name="T20">LAWYER_ID LAWYER_NAME <text:s text:c="9"/>SPECIALIZATION <text:s text:c="6"/>CONTACT_INFO</text:span></text:p>
      <text:p text:style-name="Standard"><text:span text:style-name="T20">--------- -------------------- -------------------- -------------------------</text:span></text:p>
      <text:p text:style-name="Standard"><text:span text:style-name="T20">CASE_ID TITLE <text:s text:c="25"/>CASE_CATEGORY</text:span></text:p>
      <text:p text:style-name="Standard"><text:span text:style-name="T20">------- ------------------------------ ---------------</text:span></text:p>
      <text:p text:style-name="Standard"><text:span text:style-name="T20"><text:s text:c="4"/>306 Meena vs Sun Pharma <text:s text:c="11"/>Labor</text:span></text:p>
      <text:p text:style-name="P10"/>
      <text:p text:style-name="Standard"><text:span text:style-name="T20"><text:s text:c="6"/>507 Adv. Imran Siddiqui <text:s/>Family Law <text:s text:c="10"/>imransiddiqui@law.co</text:span></text:p>
      <text:p text:style-name="Standard"><text:span text:style-name="T20"><text:s text:c="4"/>307 Ali vs Fatima <text:s text:c="17"/>Divorce</text:span></text:p>
      <text:p text:style-name="P10"/>
      <text:p text:style-name="Standard"><text:span text:style-name="T20"><text:s text:c="6"/>508 Adv. Swati Joshi <text:s text:c="4"/>Tax Law <text:s text:c="13"/>swatijoshi@taxfirm.com</text:span></text:p>
      <text:p text:style-name="Standard"><text:span text:style-name="T20"><text:s text:c="4"/>308 XYZ Ltd vs Tax Dept. <text:s text:c="10"/>Tax</text:span></text:p>
      <text:p text:style-name="P10"/>
      <text:p text:style-name="Standard"><text:span text:style-name="T20"><text:s text:c="6"/>509 Adv. Raghav Patnaik <text:s/>Criminal Law <text:s text:c="8"/>raghavp@justice.org</text:span></text:p>
      <text:p text:style-name="P10"/>
      <text:p text:style-name="Standard"><text:span text:style-name="T20">LAWYER_ID LAWYER_NAME <text:s text:c="9"/>SPECIALIZATION <text:s text:c="6"/>CONTACT_INFO</text:span></text:p>
      <text:p text:style-name="Standard"><text:span text:style-name="T20">--------- -------------------- -------------------- -------------------------</text:span></text:p>
      <text:p text:style-name="Standard"><text:span text:style-name="T20">CASE_ID TITLE <text:s text:c="25"/>CASE_CATEGORY</text:span></text:p>
      <text:p text:style-name="Standard"><text:span text:style-name="T20">------- ------------------------------ ---------------</text:span></text:p>
      <text:p text:style-name="Standard"><text:span text:style-name="T20"><text:s text:c="4"/>309 State of Odisha vs Ramesh <text:s text:c="5"/>Criminal</text:span></text:p>
      <text:p text:style-name="P10"/>
      <text:p text:style-name="Standard"><text:span text:style-name="T20"><text:s text:c="6"/>510 Adv. Kiran Bedi <text:s text:c="5"/>Family Law <text:s text:c="10"/>kiranbedi@familylaw.in</text:span></text:p>
      <text:p text:style-name="Standard"><text:span text:style-name="T20"><text:s text:c="4"/>310 Kumar vs Kanchana <text:s text:c="13"/>Family</text:span></text:p>
      <text:p text:style-name="P10"/>
      <text:p text:style-name="P10"/>
      <text:p text:style-name="Standard"><text:soft-page-break/><text:span text:style-name="T20">10 rows selected.</text:span></text:p>
      <text:p text:style-name="P10"/>
      <text:p text:style-name="P1"/>
      <text:p text:style-name="P1"/>
      <text:p text:style-name="Standard"><text:span text:style-name="T4">VIEW:-</text:span></text:p>
      <text:p text:style-name="P12"><text:span text:style-name="T19">CREATE VIEW:</text:span></text:p>
      <text:p text:style-name="P12"><text:span text:style-name="T20">SQL&gt; CREATE VIEW Case_Judge_View AS SELECT c.Case_ID, c.Title AS Case_Title, j.Judge_Name, j.Designation FROM Case c JOIN Judge j ON c.Judge_ID = j.Judge_ID;</text:span></text:p>
      <text:p text:style-name="P12"><text:span text:style-name="T20">View created.</text:span></text:p>
      <text:p text:style-name="P13"/>
      <text:p text:style-name="P12"><text:span text:style-name="T20">SQL&gt; SELECT * FROM Case_Judge_View;</text:span></text:p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<text:s text:c="4"/>301</text:span></text:p>
      <text:p text:style-name="P12"><text:span text:style-name="T20">Rajiv vs State of Tamil Nadu</text:span></text:p>
      <text:p text:style-name="P12"><text:span text:style-name="T20">Justice R. Subramanian <text:s text:c="3"/>High Court Judge</text:span></text:p>
      <text:p text:style-name="P13"/>
      <text:p text:style-name="P12"><text:span text:style-name="T20"><text:s text:c="4"/>302</text:span></text:p>
      <text:p text:style-name="P12"><text:span text:style-name="T20">Priya vs ABC Corporation</text:span></text:p>
      <text:p text:style-name="P12"><text:span text:style-name="T20">Justice Priya Menon <text:s text:c="6"/>Senior Civil Judge</text:span></text:p>
      <text:p text:style-name="P13"/>
      <text:p text:style-name="P12"><text:soft-page-break/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3"/>
      <text:p text:style-name="P12"><text:span text:style-name="T20"><text:s text:c="4"/>303</text:span></text:p>
      <text:p text:style-name="P12"><text:span text:style-name="T20">State of Maharashtra vs Suresh</text:span></text:p>
      <text:p text:style-name="P12"><text:span text:style-name="T20">Justice Dinesh Patil <text:s text:c="5"/>Sessions Judge</text:span></text:p>
      <text:p text:style-name="P13"/>
      <text:p text:style-name="P12"><text:span text:style-name="T20"><text:s text:c="4"/>304</text:span></text:p>
      <text:p text:style-name="P12"><text:span text:style-name="T20">Sunil vs Anjali</text:span></text:p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Justice Anita Sharma <text:s text:c="5"/>Family Judge</text:span></text:p>
      <text:p text:style-name="P13"/>
      <text:p text:style-name="P12"><text:span text:style-name="T20"><text:s text:c="4"/>305</text:span></text:p>
      <text:p text:style-name="P12"><text:span text:style-name="T20">Bharat Traders vs Esha Ltd</text:span></text:p>
      <text:p text:style-name="P12"><text:soft-page-break/><text:span text:style-name="T20">Justice K. Suresh <text:s text:c="8"/>Commercial Judge</text:span></text:p>
      <text:p text:style-name="P13"/>
      <text:p text:style-name="P12"><text:span text:style-name="T20"><text:s text:c="4"/>306</text:span></text:p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Meena vs Sun Pharma</text:span></text:p>
      <text:p text:style-name="P12"><text:span text:style-name="T20">Justice Ramesh Iyer <text:s text:c="6"/>Labor Judge</text:span></text:p>
      <text:p text:style-name="P13"/>
      <text:p text:style-name="P12"><text:span text:style-name="T20"><text:s text:c="4"/>307</text:span></text:p>
      <text:p text:style-name="P12"><text:span text:style-name="T20">Ali vs Fatima</text:span></text:p>
      <text:p text:style-name="P12"><text:span text:style-name="T20">Justice Leela Devi <text:s text:c="7"/>Family Judge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oft-page-break/><text:span text:style-name="T20"><text:s text:c="4"/>308</text:span></text:p>
      <text:p text:style-name="P12"><text:span text:style-name="T20">XYZ Ltd vs Tax Dept.</text:span></text:p>
      <text:p text:style-name="P12"><text:span text:style-name="T20">Justice Aslam Khan <text:s text:c="7"/>Tax Judge</text:span></text:p>
      <text:p text:style-name="P13"/>
      <text:p text:style-name="P12"><text:span text:style-name="T20"><text:s text:c="4"/>309</text:span></text:p>
      <text:p text:style-name="P12"><text:span text:style-name="T20">State of Odisha vs Ramesh</text:span></text:p>
      <text:p text:style-name="P12"><text:span text:style-name="T20">Justice Binod Das <text:s text:c="8"/>Criminal Judge</text:span></text:p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3"/>
      <text:p text:style-name="P12"><text:span text:style-name="T20"><text:s text:c="4"/>310</text:span></text:p>
      <text:p text:style-name="P12"><text:span text:style-name="T20">Kumar vs Kanchana</text:span></text:p>
      <text:p text:style-name="P12"><text:span text:style-name="T20">Justice Kanchana Rao <text:s text:c="5"/>Family Judge</text:span></text:p>
      <text:p text:style-name="P13"/>
      <text:p text:style-name="P12"><text:span text:style-name="T20">10 rows selected.</text:span></text:p>
      <text:p text:style-name="P12"><text:span text:style-name="T19">CREATE OR REPLACE VIEW:</text:span></text:p>
      <text:p text:style-name="P12"><text:span text:style-name="T20">SQL&gt; CREATE OR REPLACE VIEW Case_Judge_View AS SELECT c.Case_ID,c.Title AS Case_Title,j.Judge_Name,j.Designation,ct.Court_Name FROM Case c JOIN Judge j ON c.Judge_ID = j.Judge_ID JOIN Court ct ON c.Court_ID = ct.Court_ID;</text:span></text:p>
      <text:p text:style-name="P12"><text:span text:style-name="T20">View created.</text:span></text:p>
      <text:p text:style-name="P13"/>
      <text:p text:style-name="P12"><text:soft-page-break/><text:span text:style-name="T20">SQL&gt; SELECT * FROM Case_Judge_View;</text:span></text:p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1</text:span></text:p>
      <text:p text:style-name="P12"><text:span text:style-name="T20">Rajiv vs State of Tamil Nadu</text:span></text:p>
      <text:p text:style-name="P12"><text:span text:style-name="T20">Justice R. Subramanian <text:s text:c="3"/>High Court Judge</text:span></text:p>
      <text:p text:style-name="P12"><text:span text:style-name="T20">Madras High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oft-page-break/><text:span text:style-name="T20"><text:s text:c="4"/>302</text:span></text:p>
      <text:p text:style-name="P12"><text:span text:style-name="T20">Priya vs ABC Corporation</text:span></text:p>
      <text:p text:style-name="P12"><text:span text:style-name="T20">Justice Priya Menon <text:s text:c="6"/>Senior Civil Judge</text:span></text:p>
      <text:p text:style-name="P12"><text:span text:style-name="T20">Chennai Civil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3</text:span></text:p>
      <text:p text:style-name="P12"><text:span text:style-name="T20">State of Maharashtra vs Suresh</text:span></text:p>
      <text:p text:style-name="P12"><text:span text:style-name="T20">Justice Dinesh Patil <text:s text:c="5"/>Sessions Judge</text:span></text:p>
      <text:p text:style-name="P12"><text:span text:style-name="T20">Mumbai Sessions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oft-page-break/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4</text:span></text:p>
      <text:p text:style-name="P12"><text:span text:style-name="T20">Sunil vs Anjali</text:span></text:p>
      <text:p text:style-name="P12"><text:span text:style-name="T20">Justice Anita Sharma <text:s text:c="5"/>Family Judge</text:span></text:p>
      <text:p text:style-name="P12"><text:span text:style-name="T20">Delhi Family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5</text:span></text:p>
      <text:p text:style-name="P12"><text:span text:style-name="T20">Bharat Traders vs Esha Ltd</text:span></text:p>
      <text:p text:style-name="P12"><text:span text:style-name="T20">Justice K. Suresh <text:s text:c="8"/>Commercial Judge</text:span></text:p>
      <text:p text:style-name="P12"><text:span text:style-name="T20">Ahmedabad Commercial Court</text:span></text:p>
      <text:p text:style-name="P13"/>
      <text:p text:style-name="P13"/>
      <text:p text:style-name="P12"><text:soft-page-break/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6</text:span></text:p>
      <text:p text:style-name="P12"><text:span text:style-name="T20">Meena vs Sun Pharma</text:span></text:p>
      <text:p text:style-name="P12"><text:span text:style-name="T20">Justice Ramesh Iyer <text:s text:c="6"/>Labor Judge</text:span></text:p>
      <text:p text:style-name="P12"><text:span text:style-name="T20">Pune Labor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7</text:span></text:p>
      <text:p text:style-name="P12"><text:span text:style-name="T20">Ali vs Fatima</text:span></text:p>
      <text:p text:style-name="P12"><text:soft-page-break/><text:span text:style-name="T20">Justice Leela Devi <text:s text:c="7"/>Family Judge</text:span></text:p>
      <text:p text:style-name="P12"><text:span text:style-name="T20">Hyderabad Family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8</text:span></text:p>
      <text:p text:style-name="P12"><text:span text:style-name="T20">XYZ Ltd vs Tax Dept.</text:span></text:p>
      <text:p text:style-name="P12"><text:span text:style-name="T20">Justice Aslam Khan <text:s text:c="7"/>Tax Judge</text:span></text:p>
      <text:p text:style-name="P12"><text:span text:style-name="T20">Kolkata Tax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oft-page-break/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09</text:span></text:p>
      <text:p text:style-name="P12"><text:span text:style-name="T20">State of Odisha vs Ramesh</text:span></text:p>
      <text:p text:style-name="P12"><text:span text:style-name="T20">Justice Binod Das <text:s text:c="8"/>Criminal Judge</text:span></text:p>
      <text:p text:style-name="P12"><text:span text:style-name="T20">Bhubaneswar Criminal Court</text:span></text:p>
      <text:p text:style-name="P13"/>
      <text:p text:style-name="P13"/>
      <text:p text:style-name="P12"><text:span text:style-name="T20">CASE_ID</text:span></text:p>
      <text:p text:style-name="P12"><text:span text:style-name="T20">-------</text:span></text:p>
      <text:p text:style-name="P12"><text:span text:style-name="T20">CASE_TITLE</text:span></text:p>
      <text:p text:style-name="P12"><text:span text:style-name="T20">--------------------------------------------------------------------------------</text:span></text:p>
      <text:p text:style-name="P12"><text:span text:style-name="T20">JUDGE_NAME <text:s text:c="15"/>DESIGNATION</text:span></text:p>
      <text:p text:style-name="P12"><text:span text:style-name="T20">------------------------- --------------------</text:span></text:p>
      <text:p text:style-name="P12"><text:span text:style-name="T20">COURT_NAME</text:span></text:p>
      <text:p text:style-name="P12"><text:span text:style-name="T20">--------------------------------------------------------------------------------</text:span></text:p>
      <text:p text:style-name="P12"><text:span text:style-name="T20"><text:s text:c="4"/>310</text:span></text:p>
      <text:p text:style-name="P12"><text:span text:style-name="T20">Kumar vs Kanchana</text:span></text:p>
      <text:p text:style-name="P12"><text:span text:style-name="T20">Justice Kanchana Rao <text:s text:c="5"/>Family Judge</text:span></text:p>
      <text:p text:style-name="P12"><text:span text:style-name="T20">Coimbatore Family Court</text:span></text:p>
      <text:p text:style-name="P12"><text:span text:style-name="T20">10 rows selected.</text:span></text:p>
      <text:p text:style-name="P12"><text:span text:style-name="T19">DROP VIEW:</text:span></text:p>
      <text:p text:style-name="P12"><text:span text:style-name="T20">SQL&gt; DROP VIEW Case_Judge_View;</text:span></text:p>
      <text:p text:style-name="P12"><text:span text:style-name="T20">View dropped.</text:span></text:p>
      <text:p text:style-name="P13"><text:soft-page-break/></text:p>
      <text:p text:style-name="P14"/>
      <text:p text:style-name="P13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4" meta:paragraph-count="1074" meta:word-count="4544" meta:character-count="42880" meta:non-whitespace-character-count="35011"/>
    <meta:generator>LibreOfficeDev/6.0.5.2$Linux_X86_64 LibreOffice_project/</meta:generator>
  </office:meta>
</office:document-meta>
</file>